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8.087cm"/>
    </style:style>
    <style:style style:name="co9" style:family="table-column">
      <style:table-column-properties fo:break-before="auto" style:column-width="8.578cm"/>
    </style:style>
    <style:style style:name="co10" style:family="table-column">
      <style:table-column-properties fo:break-before="auto" style:column-width="7.407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10.349cm"/>
    </style:style>
    <style:style style:name="co15" style:family="table-column">
      <style:table-column-properties fo:break-before="auto" style:column-width="8.169cm"/>
    </style:style>
    <style:style style:name="co16" style:family="table-column">
      <style:table-column-properties fo:break-before="auto" style:column-width="9.232cm"/>
    </style:style>
    <style:style style:name="co17" style:family="table-column">
      <style:table-column-properties fo:break-before="auto" style:column-width="6.754cm"/>
    </style:style>
    <style:style style:name="co18" style:family="table-column">
      <style:table-column-properties fo:break-before="auto" style:column-width="6.235cm"/>
    </style:style>
    <style:style style:name="co19" style:family="table-column">
      <style:table-column-properties fo:break-before="auto" style:column-width="8.414cm"/>
    </style:style>
    <style:style style:name="co20" style:family="table-column">
      <style:table-column-properties fo:break-before="auto" style:column-width="7.026cm"/>
    </style:style>
    <style:style style:name="co21" style:family="table-column">
      <style:table-column-properties fo:break-before="auto" style:column-width="8.604cm"/>
    </style:style>
    <style:style style:name="co22" style:family="table-column">
      <style:table-column-properties fo:break-before="auto" style:column-width="6.154cm"/>
    </style:style>
    <style:style style:name="co23" style:family="table-column">
      <style:table-column-properties fo:break-before="auto" style:column-width="9.911cm"/>
    </style:style>
    <style:style style:name="co24" style:family="table-column">
      <style:table-column-properties fo:break-before="auto" style:column-width="9.585cm"/>
    </style:style>
    <style:style style:name="co25" style:family="table-column">
      <style:table-column-properties fo:break-before="auto" style:column-width="6.371cm"/>
    </style:style>
    <style:style style:name="co26" style:family="table-column">
      <style:table-column-properties fo:break-before="auto" style:column-width="7.652cm"/>
    </style:style>
    <style:style style:name="co27" style:family="table-column">
      <style:table-column-properties fo:break-before="auto" style:column-width="7.597cm"/>
    </style:style>
    <style:style style:name="co28" style:family="table-column">
      <style:table-column-properties fo:break-before="auto" style:column-width="7.625cm"/>
    </style:style>
    <style:style style:name="co29" style:family="table-column">
      <style:table-column-properties fo:break-before="auto" style:column-width="8.333cm"/>
    </style:style>
    <style:style style:name="co30" style:family="table-column">
      <style:table-column-properties fo:break-before="auto" style:column-width="6.807cm"/>
    </style:style>
    <style:style style:name="co31" style:family="table-column">
      <style:table-column-properties fo:break-before="auto" style:column-width="9.504cm"/>
    </style:style>
    <style:style style:name="co32" style:family="table-column">
      <style:table-column-properties fo:break-before="auto" style:column-width="6.971cm"/>
    </style:style>
    <style:style style:name="co33" style:family="table-column">
      <style:table-column-properties fo:break-before="auto" style:column-width="8.278cm"/>
    </style:style>
    <style:style style:name="co34" style:family="table-column">
      <style:table-column-properties fo:break-before="auto" style:column-width="10.375cm"/>
    </style:style>
    <style:style style:name="co35" style:family="table-column">
      <style:table-column-properties fo:break-before="auto" style:column-width="6.509cm"/>
    </style:style>
    <style:style style:name="co36" style:family="table-column">
      <style:table-column-properties fo:break-before="auto" style:column-width="9.394cm"/>
    </style:style>
    <style:style style:name="co37" style:family="table-column">
      <style:table-column-properties fo:break-before="auto" style:column-width="9.368cm"/>
    </style:style>
    <style:style style:name="co38" style:family="table-column">
      <style:table-column-properties fo:break-before="auto" style:column-width="8.795cm"/>
    </style:style>
    <style:style style:name="co39" style:family="table-column">
      <style:table-column-properties fo:break-before="auto" style:column-width="6.562cm"/>
    </style:style>
    <style:style style:name="co40" style:family="table-column">
      <style:table-column-properties fo:break-before="auto" style:column-width="9.013cm"/>
    </style:style>
    <style:style style:name="co41" style:family="table-column">
      <style:table-column-properties fo:break-before="auto" style:column-width="7.052cm"/>
    </style:style>
    <style:style style:name="co42" style:family="table-column">
      <style:table-column-properties fo:break-before="auto" style:column-width="7.706cm"/>
    </style:style>
    <style:style style:name="co43" style:family="table-column">
      <style:table-column-properties fo:break-before="auto" style:column-width="7.325cm"/>
    </style:style>
    <style:style style:name="co44" style:family="table-column">
      <style:table-column-properties fo:break-before="auto" style:column-width="7.135cm"/>
    </style:style>
    <style:style style:name="co45" style:family="table-column">
      <style:table-column-properties fo:break-before="auto" style:column-width="5.554cm"/>
    </style:style>
    <style:style style:name="co46" style:family="table-column">
      <style:table-column-properties fo:break-before="auto" style:column-width="7.571cm"/>
    </style:style>
    <style:style style:name="co47" style:family="table-column">
      <style:table-column-properties fo:break-before="auto" style:column-width="8.114cm"/>
    </style:style>
    <style:style style:name="co48" style:family="table-column">
      <style:table-column-properties fo:break-before="auto" style:column-width="7.19cm"/>
    </style:style>
    <style:style style:name="co49" style:family="table-column">
      <style:table-column-properties fo:break-before="auto" style:column-width="7.216cm"/>
    </style:style>
    <style:style style:name="co50" style:family="table-column">
      <style:table-column-properties fo:break-before="auto" style:column-width="8.551cm"/>
    </style:style>
    <style:style style:name="co51" style:family="table-column">
      <style:table-column-properties fo:break-before="auto" style:column-width="7.542cm"/>
    </style:style>
    <style:style style:name="co52" style:family="table-column">
      <style:table-column-properties fo:break-before="auto" style:column-width="7.161cm"/>
    </style:style>
    <style:style style:name="co53" style:family="table-column">
      <style:table-column-properties fo:break-before="auto" style:column-width="5.473cm"/>
    </style:style>
    <style:style style:name="co54" style:family="table-column">
      <style:table-column-properties fo:break-before="auto" style:column-width="5.636cm"/>
    </style:style>
    <style:style style:name="co55" style:family="table-column">
      <style:table-column-properties fo:break-before="auto" style:column-width="6.916cm"/>
    </style:style>
    <style:style style:name="co56" style:family="table-column">
      <style:table-column-properties fo:break-before="auto" style:column-width="6.78cm"/>
    </style:style>
    <style:style style:name="co57" style:family="table-column">
      <style:table-column-properties fo:break-before="auto" style:column-width="5.719cm"/>
    </style:style>
    <style:style style:name="co58" style:family="table-column">
      <style:table-column-properties fo:break-before="auto" style:column-width="6.26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5" table:number-columns-repeated="1013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5875" calcext:value-type="float">
            <text:p>5875</text:p>
          </table:table-cell>
          <table:table-cell/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5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列目　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table:formula="of:=COUNTIF([.$F$2:.$F$101];[.F3])" office:value-type="float" office:value="71" calcext:value-type="float">
            <text:p>71</text:p>
          </table:table-cell>
          <table:table-cell/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5250" calcext:value-type="float">
            <text:p>52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table:formula="of:=COUNTIF([.$F$2:.$F$101];[.F4])" office:value-type="float" office:value="26" calcext:value-type="float">
            <text:p>26</text:p>
          </table:table-cell>
          <table:table-cell/>
          <table:table-cell office:value-type="string" calcext:value-type="string">
            <text:p>5501~60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6001~6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table:formula="of:=COUNTIF([.$F$2:.$F$101];[.F38])" office:value-type="float" office:value="3" calcext:value-type="float">
            <text:p>3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table:number-columns-repeated="3"/>
          <table:table-cell office:value-type="float" office:value="5501" calcext:value-type="float">
            <text:p>55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.999cm" svg:height="8.999cm" svg:x="2.481cm" svg:y="0.854cm">
            <draw:object draw:notify-on-update-of-ranges="Sheet2.AB2:Sheet2.AB12 Sheet2.AC1:Sheet2.AC1 Sheet2.AC2:Sheet2.AC12 Sheet2.AD1:Sheet2.AD1 Sheet2.AD2:Sheet2.AD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6.013cm" svg:height="8.986cm" svg:x="50.834cm" svg:y="4.227cm">
            <draw:object draw:notify-on-update-of-ranges="Sheet2.AL2:Sheet2.AL12 Sheet2.AM1:Sheet2.AM1 Sheet2.AM2:Sheet2.AM12 Sheet2.AN1:Sheet2.AN1 Sheet2.AN2:Sheet2.AN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6.013cm" svg:height="8.986cm" svg:x="2.411cm" svg:y="11.037cm">
            <draw:object draw:notify-on-update-of-ranges="Sheet2.AL2:Sheet2.AL12 Sheet2.AM1:Sheet2.AM1 Sheet2.AM2:Sheet2.AM12 Sheet2.AN1:Sheet2.AN1 Sheet2.AN2:Sheet2.AN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5" table:number-columns-repeated="984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6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4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3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2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table:formula="of:=COUNTIF([.$F$2:.$F$101];[.F4])" office:value-type="float" office:value="6" calcext:value-type="float">
            <text:p>6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]*[.O2]" office:value-type="float" office:value="5750" calcext:value-type="float">
            <text:p>575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]*[.Y2]" office:value-type="float" office:value="4875" calcext:value-type="float">
            <text:p>4875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]*[.AI2]" office:value-type="float" office:value="5250" calcext:value-type="float">
            <text:p>5250</text:p>
          </table:table-cell>
          <table:table-cell table:formula="of:=COUNTIF([.$AJ$2:.$AJ$101];[.AJ4])" office:value-type="float" office:value="44" calcext:value-type="float">
            <text:p>44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6 列目　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 列目　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]*[.O3]" office:value-type="float" office:value="5000" calcext:value-type="float">
            <text:p>5000</text:p>
          </table:table-cell>
          <table:table-cell table:formula="of:=COUNTIF([.$P$2:.$P$101];[.P17])" office:value-type="float" office:value="36" calcext:value-type="float">
            <text:p>36</text:p>
          </table:table-cell>
          <table:table-cell office:value-type="string" calcext:value-type="string">
            <text:p>4501~50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 列目　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]*[.Y3]" office:value-type="float" office:value="5500" calcext:value-type="float">
            <text:p>5500</text:p>
          </table:table-cell>
          <table:table-cell table:formula="of:=COUNTIF([.$Z$2:.$Z$101];[.Z2])" office:value-type="float" office:value="21" calcext:value-type="float">
            <text:p>21</text:p>
          </table:table-cell>
          <table:table-cell office:value-type="string" calcext:value-type="string">
            <text:p>4501~50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 列目　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]*[.AI3]" office:value-type="float" office:value="5250" calcext:value-type="float">
            <text:p>5250</text:p>
          </table:table-cell>
          <table:table-cell/>
          <table:table-cell office:value-type="string" calcext:value-type="string">
            <text:p>4501~50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5001~55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]*[.O4]" office:value-type="float" office:value="5750" calcext:value-type="float">
            <text:p>5750</text:p>
          </table:table-cell>
          <table:table-cell/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4]*[.Y4]" office:value-type="float" office:value="4750" calcext:value-type="float">
            <text:p>47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]*[.AI4]" office:value-type="float" office:value="4875" calcext:value-type="float">
            <text:p>4875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5001~55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table:formula="of:=COUNTIF([.$F$2:.$F$101];[.F2])" office:value-type="float" office:value="22" calcext:value-type="float">
            <text:p>22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]*[.O5]" office:value-type="float" office:value="5000" calcext:value-type="float">
            <text:p>5000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5501~60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]*[.Y5]" office:value-type="float" office:value="5500" calcext:value-type="float">
            <text:p>55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5]*[.AI5]" office:value-type="float" office:value="5250" calcext:value-type="float">
            <text:p>5250</text:p>
          </table:table-cell>
          <table:table-cell table:formula="of:=COUNTIF([.$AJ$2:.$AJ$101];[.AJ14])" office:value-type="float" office:value="47" calcext:value-type="float">
            <text:p>47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中央値 5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/>
          <table:table-cell office:value-type="string" calcext:value-type="string">
            <text:p>6001~65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]*[.O6]" office:value-type="float" office:value="5750" calcext:value-type="float">
            <text:p>5750</text:p>
          </table:table-cell>
          <table:table-cell table:formula="of:=COUNTIF([.$P$2:.$P$101];[.P2])" office:value-type="float" office:value="61" calcext:value-type="float">
            <text:p>61</text:p>
          </table:table-cell>
          <table:table-cell office:value-type="string" calcext:value-type="string">
            <text:p>6001~6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]*[.Y6]" office:value-type="float" office:value="5500" calcext:value-type="float">
            <text:p>5500</text:p>
          </table:table-cell>
          <table:table-cell table:formula="of:=COUNTIF([.$Z$2:.$Z$101];[.Z22])" office:value-type="float" office:value="54" calcext:value-type="float">
            <text:p>54</text:p>
          </table:table-cell>
          <table:table-cell office:value-type="string" calcext:value-type="string">
            <text:p>6001~6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]*[.AI6]" office:value-type="float" office:value="4875" calcext:value-type="float">
            <text:p>4875</text:p>
          </table:table-cell>
          <table:table-cell/>
          <table:table-cell office:value-type="string" calcext:value-type="string">
            <text:p>6001~65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12,13番めのブロック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7]*[.O7]" office:value-type="float" office:value="5000" calcext:value-type="float">
            <text:p>500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7]*[.Y7]" office:value-type="float" office:value="4750" calcext:value-type="float">
            <text:p>475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7]*[.AI7]" office:value-type="float" office:value="6500" calcext:value-type="float">
            <text:p>65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table:formula="of:=COUNTIF([.$F$2:.$F$101];[.F6])" office:value-type="float" office:value="70" calcext:value-type="float">
            <text:p>70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]*[.O8]" office:value-type="float" office:value="5000" calcext:value-type="float">
            <text:p>50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8]*[.Y8]" office:value-type="float" office:value="4750" calcext:value-type="float">
            <text:p>475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8]*[.AI8]" office:value-type="float" office:value="5250" calcext:value-type="float">
            <text:p>5250</text:p>
          </table:table-cell>
          <table:table-cell table:formula="of:=COUNTIF([.$AJ$2:.$AJ$101];[.AJ101])" office:value-type="float" office:value="9" calcext:value-type="float">
            <text:p>9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]*[.O9]" office:value-type="float" office:value="5750" calcext:value-type="float">
            <text:p>5750</text:p>
          </table:table-cell>
          <table:table-cell table:formula="of:=COUNTIF([.$P$2:.$P$101];[.P15])" office:value-type="float" office:value="3" calcext:value-type="float">
            <text:p>3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]*[.Y9]" office:value-type="float" office:value="5500" calcext:value-type="float">
            <text:p>5500</text:p>
          </table:table-cell>
          <table:table-cell table:formula="of:=COUNTIF([.$Z$2:.$Z$101];[.Z25])" office:value-type="float" office:value="23" calcext:value-type="float">
            <text:p>23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]*[.AI9]" office:value-type="float" office:value="5250" calcext:value-type="float">
            <text:p>5250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10]*[.O10]" office:value-type="float" office:value="5000" calcext:value-type="float">
            <text:p>500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10]*[.Y10]" office:value-type="float" office:value="4750" calcext:value-type="float">
            <text:p>47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0]*[.AI10]" office:value-type="float" office:value="5250" calcext:value-type="float">
            <text:p>52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table:formula="of:=COUNTIF([.$F$2:.$F$101];[.F18])" office:value-type="float" office:value="2" calcext:value-type="float">
            <text:p>2</text:p>
          </table:table-cell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1]*[.O11]" office:value-type="float" office:value="5750" calcext:value-type="float">
            <text:p>57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1]*[.Y11]" office:value-type="float" office:value="4875" calcext:value-type="float">
            <text:p>487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1]*[.AI11]" office:value-type="float" office:value="5250" calcext:value-type="float">
            <text:p>52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2]*[.O12]" office:value-type="float" office:value="5750" calcext:value-type="float">
            <text:p>57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X12]*[.Y12]" office:value-type="float" office:value="6500" calcext:value-type="float">
            <text:p>6500</text:p>
          </table:table-cell>
          <table:table-cell table:formula="of:=COUNTIF([.$Z$2:.$Z$101];[.Z49])" office:value-type="float" office:value="2" calcext:value-type="float">
            <text:p>2</text:p>
          </table:table-cell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12]*[.AI12]" office:value-type="float" office:value="6500" calcext:value-type="float">
            <text:p>65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table:number-columns-repeated="2"/>
          <table:table-cell office:value-type="float" office:value="6001" calcext:value-type="float">
            <text:p>600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3]*[.O13]" office:value-type="float" office:value="5750" calcext:value-type="float">
            <text:p>5750</text:p>
          </table:table-cell>
          <table:table-cell table:number-columns-repeated="2"/>
          <table:table-cell office:value-type="float" office:value="5501" calcext:value-type="float">
            <text:p>55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13]*[.Y13]" office:value-type="float" office:value="4750" calcext:value-type="float">
            <text:p>4750</text:p>
          </table:table-cell>
          <table:table-cell table:number-columns-repeated="2"/>
          <table:table-cell office:value-type="float" office:value="5001" calcext:value-type="float">
            <text:p>50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13]*[.AI13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4]*[.O14]" office:value-type="float" office:value="5750" calcext:value-type="float">
            <text:p>57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4]*[.Y14]" office:value-type="float" office:value="4875" calcext:value-type="float">
            <text:p>48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4]*[.AI14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N15]*[.O15]" office:value-type="float" office:value="6500" calcext:value-type="float">
            <text:p>6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5]*[.Y15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5]*[.AI1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6]*[.O16]" office:value-type="float" office:value="5750" calcext:value-type="float">
            <text:p>57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6]*[.Y16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6]*[.AI1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17]*[.O17]" office:value-type="float" office:value="5000" calcext:value-type="float">
            <text:p>5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7]*[.Y17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7]*[.AI17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8]*[.O18]" office:value-type="float" office:value="5750" calcext:value-type="float">
            <text:p>57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8]*[.Y18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8]*[.AI18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9]*[.O19]" office:value-type="float" office:value="5750" calcext:value-type="float">
            <text:p>57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9]*[.Y19]" office:value-type="float" office:value="4875" calcext:value-type="float">
            <text:p>487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19]*[.AI1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20]*[.O20]" office:value-type="float" office:value="5000" calcext:value-type="float">
            <text:p>5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20]*[.Y20]" office:value-type="float" office:value="4750" calcext:value-type="float">
            <text:p>47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0]*[.AI2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21]*[.O21]" office:value-type="float" office:value="5000" calcext:value-type="float">
            <text:p>5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1]*[.Y21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1]*[.AI21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22]*[.O22]" office:value-type="float" office:value="5000" calcext:value-type="float">
            <text:p>5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2]*[.Y22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2]*[.AI22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3]*[.O23]" office:value-type="float" office:value="5750" calcext:value-type="float">
            <text:p>57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3]*[.Y23]" office:value-type="float" office:value="4875" calcext:value-type="float">
            <text:p>48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3]*[.AI23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4]*[.O24]" office:value-type="float" office:value="5750" calcext:value-type="float">
            <text:p>57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4]*[.Y24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4]*[.AI24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5]*[.O25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25]*[.Y25]" office:value-type="float" office:value="4750" calcext:value-type="float">
            <text:p>47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5]*[.AI25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6]*[.O26]" office:value-type="float" office:value="5750" calcext:value-type="float">
            <text:p>5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6]*[.Y26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6]*[.AI2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7]*[.O27]" office:value-type="float" office:value="5750" calcext:value-type="float">
            <text:p>57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7]*[.Y27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7]*[.AI2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N28]*[.O28]" office:value-type="float" office:value="6500" calcext:value-type="float">
            <text:p>6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8]*[.Y28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8]*[.AI28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9]*[.O29]" office:value-type="float" office:value="5750" calcext:value-type="float">
            <text:p>57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9]*[.Y29]" office:value-type="float" office:value="4875" calcext:value-type="float">
            <text:p>4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9]*[.AI29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0]*[.O30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0]*[.Y30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0]*[.AI30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1]*[.O31]" office:value-type="float" office:value="5750" calcext:value-type="float">
            <text:p>5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31]*[.Y31]" office:value-type="float" office:value="4750" calcext:value-type="float">
            <text:p>4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1]*[.AI3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2]*[.O32]" office:value-type="float" office:value="5000" calcext:value-type="float">
            <text:p>5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2]*[.Y32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32]*[.AI32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3]*[.O33]" office:value-type="float" office:value="5750" calcext:value-type="float">
            <text:p>5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3]*[.Y33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3]*[.AI3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4]*[.O34]" office:value-type="float" office:value="5000" calcext:value-type="float">
            <text:p>5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34]*[.Y34]" office:value-type="float" office:value="4750" calcext:value-type="float">
            <text:p>47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34]*[.AI34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5]*[.O35]" office:value-type="float" office:value="5750" calcext:value-type="float">
            <text:p>5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5]*[.Y35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5]*[.AI3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6]*[.O36]" office:value-type="float" office:value="5000" calcext:value-type="float">
            <text:p>5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36]*[.Y36]" office:value-type="float" office:value="4750" calcext:value-type="float">
            <text:p>47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36]*[.AI36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7]*[.O37]" office:value-type="float" office:value="5750" calcext:value-type="float">
            <text:p>57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7]*[.Y37]" office:value-type="float" office:value="4875" calcext:value-type="float">
            <text:p>4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7]*[.AI37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8]*[.O38]" office:value-type="float" office:value="5000" calcext:value-type="float">
            <text:p>5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8]*[.Y38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8]*[.AI38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9]*[.O39]" office:value-type="float" office:value="5000" calcext:value-type="float">
            <text:p>5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9]*[.Y39]" office:value-type="float" office:value="4875" calcext:value-type="float">
            <text:p>48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39]*[.AI3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40]*[.O40]" office:value-type="float" office:value="5000" calcext:value-type="float">
            <text:p>5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40]*[.Y40]" office:value-type="float" office:value="4750" calcext:value-type="float">
            <text:p>47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0]*[.AI40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41]*[.O41]" office:value-type="float" office:value="5000" calcext:value-type="float">
            <text:p>5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1]*[.Y41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1]*[.AI4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2]*[.O42]" office:value-type="float" office:value="5750" calcext:value-type="float">
            <text:p>5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42]*[.Y42]" office:value-type="float" office:value="4750" calcext:value-type="float">
            <text:p>4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2]*[.AI42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3]*[.O43]" office:value-type="float" office:value="5750" calcext:value-type="float">
            <text:p>5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3]*[.Y43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3]*[.AI43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44]*[.O44]" office:value-type="float" office:value="5000" calcext:value-type="float">
            <text:p>5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4]*[.Y44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4]*[.AI44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N45]*[.O45]" office:value-type="float" office:value="6500" calcext:value-type="float">
            <text:p>6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5]*[.Y45]" office:value-type="float" office:value="5500" calcext:value-type="float">
            <text:p>55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5]*[.AI4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6]*[.O46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6]*[.Y46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6]*[.AI46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7]*[.O47]" office:value-type="float" office:value="5750" calcext:value-type="float">
            <text:p>5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47]*[.Y47]" office:value-type="float" office:value="4750" calcext:value-type="float">
            <text:p>4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7]*[.AI4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8]*[.O48]" office:value-type="float" office:value="5750" calcext:value-type="float">
            <text:p>5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8]*[.Y48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48]*[.AI48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9]*[.O49]" office:value-type="float" office:value="5750" calcext:value-type="float">
            <text:p>57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X49]*[.Y49]" office:value-type="float" office:value="6500" calcext:value-type="float">
            <text:p>6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9]*[.AI49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0]*[.O50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0]*[.Y50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0]*[.AI5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1]*[.O51]" office:value-type="float" office:value="5000" calcext:value-type="float">
            <text:p>5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1]*[.Y51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51]*[.AI5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2]*[.O52]" office:value-type="float" office:value="5750" calcext:value-type="float">
            <text:p>5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2]*[.Y52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2]*[.AI52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3]*[.O53]" office:value-type="float" office:value="5000" calcext:value-type="float">
            <text:p>5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3]*[.Y53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3]*[.AI53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4]*[.O54]" office:value-type="float" office:value="5750" calcext:value-type="float">
            <text:p>5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54]*[.Y54]" office:value-type="float" office:value="4750" calcext:value-type="float">
            <text:p>47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4]*[.AI54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5]*[.O55]" office:value-type="float" office:value="5750" calcext:value-type="float">
            <text:p>5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5]*[.Y55]" office:value-type="float" office:value="5500" calcext:value-type="float">
            <text:p>55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5]*[.AI55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6]*[.O56]" office:value-type="float" office:value="5000" calcext:value-type="float">
            <text:p>5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6]*[.Y56]" office:value-type="float" office:value="5500" calcext:value-type="float">
            <text:p>55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56]*[.AI5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7]*[.O57]" office:value-type="float" office:value="5000" calcext:value-type="float">
            <text:p>5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57]*[.Y57]" office:value-type="float" office:value="4875" calcext:value-type="float">
            <text:p>48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7]*[.AI5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8]*[.O58]" office:value-type="float" office:value="5000" calcext:value-type="float">
            <text:p>5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58]*[.Y58]" office:value-type="float" office:value="4750" calcext:value-type="float">
            <text:p>4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58]*[.AI58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9]*[.O59]" office:value-type="float" office:value="5750" calcext:value-type="float">
            <text:p>5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9]*[.Y59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59]*[.AI59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0]*[.O60]" office:value-type="float" office:value="5750" calcext:value-type="float">
            <text:p>5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0]*[.Y60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0]*[.AI60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61]*[.O61]" office:value-type="float" office:value="5000" calcext:value-type="float">
            <text:p>5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1]*[.Y61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1]*[.AI61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2]*[.O62]" office:value-type="float" office:value="5750" calcext:value-type="float">
            <text:p>57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2]*[.Y62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2]*[.AI62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3]*[.O63]" office:value-type="float" office:value="5750" calcext:value-type="float">
            <text:p>57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63]*[.Y63]" office:value-type="float" office:value="4750" calcext:value-type="float">
            <text:p>4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3]*[.AI6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4]*[.O64]" office:value-type="float" office:value="5750" calcext:value-type="float">
            <text:p>5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64]*[.Y64]" office:value-type="float" office:value="4875" calcext:value-type="float">
            <text:p>48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4]*[.AI64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5]*[.O65]" office:value-type="float" office:value="5750" calcext:value-type="float">
            <text:p>57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5]*[.Y65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5]*[.AI6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66]*[.O66]" office:value-type="float" office:value="5000" calcext:value-type="float">
            <text:p>5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6]*[.Y66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6]*[.AI66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7]*[.O67]" office:value-type="float" office:value="5750" calcext:value-type="float">
            <text:p>5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67]*[.Y67]" office:value-type="float" office:value="4750" calcext:value-type="float">
            <text:p>47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7]*[.AI6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8]*[.O68]" office:value-type="float" office:value="5750" calcext:value-type="float">
            <text:p>57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68]*[.Y68]" office:value-type="float" office:value="4875" calcext:value-type="float">
            <text:p>48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8]*[.AI68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9]*[.O69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9]*[.Y69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9]*[.AI6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70]*[.O70]" office:value-type="float" office:value="5000" calcext:value-type="float">
            <text:p>5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70]*[.Y70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0]*[.AI7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71]*[.O71]" office:value-type="float" office:value="5000" calcext:value-type="float">
            <text:p>5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1]*[.Y71]" office:value-type="float" office:value="4875" calcext:value-type="float">
            <text:p>487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1]*[.AI71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2]*[.O72]" office:value-type="float" office:value="5750" calcext:value-type="float">
            <text:p>57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2]*[.Y72]" office:value-type="float" office:value="4875" calcext:value-type="float">
            <text:p>4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72]*[.AI72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3]*[.O73]" office:value-type="float" office:value="5750" calcext:value-type="float">
            <text:p>5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3]*[.Y73]" office:value-type="float" office:value="4875" calcext:value-type="float">
            <text:p>48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73]*[.AI7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4]*[.O74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74]*[.Y74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74]*[.AI74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5]*[.O75]" office:value-type="float" office:value="5750" calcext:value-type="float">
            <text:p>5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5]*[.Y75]" office:value-type="float" office:value="4875" calcext:value-type="float">
            <text:p>48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5]*[.AI75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76]*[.O76]" office:value-type="float" office:value="5000" calcext:value-type="float">
            <text:p>5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76]*[.Y76]" office:value-type="float" office:value="4750" calcext:value-type="float">
            <text:p>4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76]*[.AI7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7]*[.O77]" office:value-type="float" office:value="5750" calcext:value-type="float">
            <text:p>57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77]*[.Y77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77]*[.AI77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8]*[.O78]" office:value-type="float" office:value="5750" calcext:value-type="float">
            <text:p>57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8]*[.Y78]" office:value-type="float" office:value="4875" calcext:value-type="float">
            <text:p>48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8]*[.AI78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9]*[.O79]" office:value-type="float" office:value="5750" calcext:value-type="float">
            <text:p>5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79]*[.Y79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9]*[.AI7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0]*[.O80]" office:value-type="float" office:value="5000" calcext:value-type="float">
            <text:p>5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80]*[.Y80]" office:value-type="float" office:value="4750" calcext:value-type="float">
            <text:p>4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0]*[.AI8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1]*[.O81]" office:value-type="float" office:value="5000" calcext:value-type="float">
            <text:p>5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81]*[.Y81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81]*[.AI8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82]*[.O82]" office:value-type="float" office:value="5750" calcext:value-type="float">
            <text:p>57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82]*[.Y82]" office:value-type="float" office:value="4875" calcext:value-type="float">
            <text:p>48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2]*[.AI82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3]*[.O83]" office:value-type="float" office:value="5000" calcext:value-type="float">
            <text:p>5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83]*[.Y83]" office:value-type="float" office:value="4875" calcext:value-type="float">
            <text:p>4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83]*[.AI8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4]*[.O84]" office:value-type="float" office:value="5000" calcext:value-type="float">
            <text:p>5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84]*[.Y84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4]*[.AI84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85]*[.O85]" office:value-type="float" office:value="5750" calcext:value-type="float">
            <text:p>57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85]*[.Y85]" office:value-type="float" office:value="5500" calcext:value-type="float">
            <text:p>55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85]*[.AI8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86]*[.O86]" office:value-type="float" office:value="5750" calcext:value-type="float">
            <text:p>5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86]*[.Y86]" office:value-type="float" office:value="4750" calcext:value-type="float">
            <text:p>4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6]*[.AI86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87]*[.O87]" office:value-type="float" office:value="5750" calcext:value-type="float">
            <text:p>57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87]*[.Y87]" office:value-type="float" office:value="4750" calcext:value-type="float">
            <text:p>4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87]*[.AI87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8]*[.O88]" office:value-type="float" office:value="5000" calcext:value-type="float">
            <text:p>5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88]*[.Y88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8]*[.AI88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9]*[.O89]" office:value-type="float" office:value="5000" calcext:value-type="float">
            <text:p>5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89]*[.Y89]" office:value-type="float" office:value="4875" calcext:value-type="float">
            <text:p>48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9]*[.AI8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0]*[.O90]" office:value-type="float" office:value="5750" calcext:value-type="float">
            <text:p>5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0]*[.Y90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0]*[.AI9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91]*[.O91]" office:value-type="float" office:value="5000" calcext:value-type="float">
            <text:p>5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91]*[.Y91]" office:value-type="float" office:value="4750" calcext:value-type="float">
            <text:p>4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1]*[.AI9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92]*[.O92]" office:value-type="float" office:value="5000" calcext:value-type="float">
            <text:p>5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2]*[.Y92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2]*[.AI92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3]*[.O93]" office:value-type="float" office:value="5750" calcext:value-type="float">
            <text:p>57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3]*[.Y93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3]*[.AI9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4]*[.O94]" office:value-type="float" office:value="5750" calcext:value-type="float">
            <text:p>5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94]*[.Y94]" office:value-type="float" office:value="4750" calcext:value-type="float">
            <text:p>4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4]*[.AI94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5]*[.O95]" office:value-type="float" office:value="5750" calcext:value-type="float">
            <text:p>5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5]*[.Y95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5]*[.AI95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96]*[.O96]" office:value-type="float" office:value="5000" calcext:value-type="float">
            <text:p>5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96]*[.Y96]" office:value-type="float" office:value="4875" calcext:value-type="float">
            <text:p>48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6]*[.AI9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7]*[.O97]" office:value-type="float" office:value="5750" calcext:value-type="float">
            <text:p>5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7]*[.Y97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7]*[.AI9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8]*[.O98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8]*[.Y98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8]*[.AI98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9]*[.O99]" office:value-type="float" office:value="5750" calcext:value-type="float">
            <text:p>57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9]*[.Y99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99]*[.AI99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00]*[.O100]" office:value-type="float" office:value="5750" calcext:value-type="float">
            <text:p>57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00]*[.Y100]" office:value-type="float" office:value="4875" calcext:value-type="float">
            <text:p>48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00]*[.AI100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01]*[.O101]" office:value-type="float" office:value="5750" calcext:value-type="float">
            <text:p>5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01]*[.Y101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101]*[.AI101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5.987cm" svg:height="8.986cm" svg:x="1.131cm" svg:y="10.278cm">
            <draw:object draw:notify-on-update-of-ranges="Sheet3.R2:Sheet3.R12 Sheet3.S1:Sheet3.S1 Sheet3.S2:Sheet3.S12 Sheet3.T1:Sheet3.T1 Sheet3.T2:Sheet3.T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1.231cm" svg:y="5.083cm">
            <draw:object draw:notify-on-update-of-ranges="Sheet3.H2:Sheet3.H12 Sheet3.I1:Sheet3.I1 Sheet3.I2:Sheet3.I12 Sheet3.J1:Sheet3.J1 Sheet3.J2:Sheet3.J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5" table:number-columns-repeated="994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5列目)</text:p>
          </table:table-cell>
          <table:table-cell office:value-type="string" calcext:value-type="string">
            <text:p>左から13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5列目)</text:p>
          </table:table-cell>
          <table:table-cell office:value-type="string" calcext:value-type="string">
            <text:p>左から14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5列目)</text:p>
          </table:table-cell>
          <table:table-cell office:value-type="string" calcext:value-type="string">
            <text:p>左から13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]*[.O2]" office:value-type="float" office:value="6250" calcext:value-type="float">
            <text:p>625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]*[.Y2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 列目 左から１３番目のブロックを削除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table:formula="of:=COUNTIF([.$F$2:.$F$101];[.F5])" office:value-type="float" office:value="42" calcext:value-type="float">
            <text:p>42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列目 左から１4番目のブロックを削除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]*[.O3]" office:value-type="float" office:value="5500" calcext:value-type="float">
            <text:p>5500</text:p>
          </table:table-cell>
          <table:table-cell table:formula="of:=COUNTIF([.$P$2:.$P$101];[.P6])" office:value-type="float" office:value="38" calcext:value-type="float">
            <text:p>38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列目 左から１3番目のブロックを削除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]*[.Y3]" office:value-type="float" office:value="5000" calcext:value-type="float">
            <text:p>5000</text:p>
          </table:table-cell>
          <table:table-cell table:formula="of:=COUNTIF([.$Z$2:.$Z$101];[.Z2])" office:value-type="float" office:value="48" calcext:value-type="float">
            <text:p>48</text:p>
          </table:table-cell>
          <table:table-cell office:value-type="string" calcext:value-type="string">
            <text:p>4501~50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]*[.O4]" office:value-type="float" office:value="6250" calcext:value-type="float">
            <text:p>62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]*[.Y4]" office:value-type="float" office:value="5000" calcext:value-type="float">
            <text:p>5000</text:p>
          </table:table-cell>
          <table:table-cell/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501~6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]*[.O5]" office:value-type="float" office:value="6250" calcext:value-type="float">
            <text:p>625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5501~6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5]*[.Y5]" office:value-type="float" office:value="5750" calcext:value-type="float">
            <text:p>5750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5501~6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中央値 55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000" calcext:value-type="float">
            <text:p>6000</text:p>
          </table:table-cell>
          <table:table-cell table:formula="of:=COUNTIF([.$F$2:.$F$101];[.F7])" office:value-type="float" office:value="51" calcext:value-type="float">
            <text:p>51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]*[.O6]" office:value-type="float" office:value="5500" calcext:value-type="float">
            <text:p>5500</text:p>
          </table:table-cell>
          <table:table-cell table:formula="of:=COUNTIF([.$P$2:.$P$101];[.P4])" office:value-type="float" office:value="57" calcext:value-type="float">
            <text:p>57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6]*[.Y6]" office:value-type="float" office:value="5000" calcext:value-type="float">
            <text:p>5000</text:p>
          </table:table-cell>
          <table:table-cell table:formula="of:=COUNTIF([.$Z$2:.$Z$101];[.Z9])" office:value-type="float" office:value="45" calcext:value-type="float">
            <text:p>45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13,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000" calcext:value-type="float">
            <text:p>600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]*[.O7]" office:value-type="float" office:value="6250" calcext:value-type="float">
            <text:p>625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7]*[.Y7]" office:value-type="float" office:value="5000" calcext:value-type="float">
            <text:p>500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]*[.O8]" office:value-type="float" office:value="6250" calcext:value-type="float">
            <text:p>625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8]*[.Y8]" office:value-type="float" office:value="5750" calcext:value-type="float">
            <text:p>575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table:formula="of:=COUNTIF([.$F$2:.$F$101];[.F11])" office:value-type="float" office:value="51" calcext:value-type="float">
            <text:p>51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]*[.O9]" office:value-type="float" office:value="5500" calcext:value-type="float">
            <text:p>5500</text:p>
          </table:table-cell>
          <table:table-cell table:formula="of:=COUNTIF([.$P$2:.$P$101];[.P40])" office:value-type="float" office:value="5" calcext:value-type="float">
            <text:p>5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9]*[.Y9]" office:value-type="float" office:value="5750" calcext:value-type="float">
            <text:p>5750</text:p>
          </table:table-cell>
          <table:table-cell table:formula="of:=COUNTIF([.$Z$2:.$Z$101];[.Z11])" office:value-type="float" office:value="7" calcext:value-type="float">
            <text:p>7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0]*[.O10]" office:value-type="float" office:value="6250" calcext:value-type="float">
            <text:p>62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0]*[.Y10]" office:value-type="float" office:value="5000" calcext:value-type="float">
            <text:p>500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1]*[.O11]" office:value-type="float" office:value="5500" calcext:value-type="float">
            <text:p>550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11]*[.Y11]" office:value-type="float" office:value="7000" calcext:value-type="float">
            <text:p>700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250" calcext:value-type="float">
            <text:p>52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2]*[.O12]" office:value-type="float" office:value="6250" calcext:value-type="float">
            <text:p>62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2]*[.Y12]" office:value-type="float" office:value="5000" calcext:value-type="float">
            <text:p>50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table:number-columns-repeated="2"/>
          <table:table-cell office:value-type="float" office:value="5501" calcext:value-type="float">
            <text:p>55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3]*[.O13]" office:value-type="float" office:value="5500" calcext:value-type="float">
            <text:p>5500</text:p>
          </table:table-cell>
          <table:table-cell table:number-columns-repeated="2"/>
          <table:table-cell office:value-type="float" office:value="5501" calcext:value-type="float">
            <text:p>55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13]*[.Y13]" office:value-type="float" office:value="5750" calcext:value-type="float">
            <text:p>5750</text:p>
          </table:table-cell>
          <table:table-cell table:number-columns-repeated="2"/>
          <table:table-cell office:value-type="float" office:value="5501" calcext:value-type="float">
            <text:p>5501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4]*[.O14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14]*[.Y1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5]*[.O15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15]*[.Y15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250" calcext:value-type="float">
            <text:p>5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6]*[.O16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16]*[.Y16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7]*[.O17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17]*[.Y1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8]*[.O18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18]*[.Y18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000" calcext:value-type="float">
            <text:p>6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9]*[.O19]" office:value-type="float" office:value="6250" calcext:value-type="float">
            <text:p>6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9]*[.Y1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250" calcext:value-type="float">
            <text:p>5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0]*[.O20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0]*[.Y2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1]*[.O21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1]*[.Y2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2]*[.O22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2]*[.Y22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3]*[.O23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3]*[.Y23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000" calcext:value-type="float">
            <text:p>7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4]*[.O24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4]*[.Y2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250" calcext:value-type="float">
            <text:p>5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5]*[.O25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5]*[.Y25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6]*[.O26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6]*[.Y2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7]*[.O27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7]*[.Y27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000" calcext:value-type="float">
            <text:p>6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8]*[.O28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8]*[.Y28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9]*[.O29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9]*[.Y2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250" calcext:value-type="float">
            <text:p>5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0]*[.O30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30]*[.Y3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000" calcext:value-type="float">
            <text:p>6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1]*[.O31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31]*[.Y31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2]*[.O32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2]*[.Y32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3]*[.O33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3]*[.Y33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000" calcext:value-type="float">
            <text:p>6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4]*[.O34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4]*[.Y34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5]*[.O35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5]*[.Y3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250" calcext:value-type="float">
            <text:p>5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6]*[.O36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6]*[.Y36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7]*[.O37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7]*[.Y37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8]*[.O38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38]*[.Y38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9]*[.O39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39]*[.Y39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000" calcext:value-type="float">
            <text:p>6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40]*[.O40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0]*[.Y4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000" calcext:value-type="float">
            <text:p>6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1]*[.O41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1]*[.Y4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000" calcext:value-type="float">
            <text:p>7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2]*[.O42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2]*[.Y42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43]*[.O43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3]*[.Y4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000" calcext:value-type="float">
            <text:p>6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4]*[.O44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4]*[.Y4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000" calcext:value-type="float">
            <text:p>6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5]*[.O45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5]*[.Y4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6]*[.O46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6]*[.Y4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7]*[.O47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7]*[.Y47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000" calcext:value-type="float">
            <text:p>6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8]*[.O48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8]*[.Y48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9]*[.O49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9]*[.Y49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000" calcext:value-type="float">
            <text:p>6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0]*[.O50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50]*[.Y5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1]*[.O51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51]*[.Y51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2]*[.O52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2]*[.Y52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3]*[.O53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53]*[.Y5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250" calcext:value-type="float">
            <text:p>5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4]*[.O54]" office:value-type="float" office:value="6250" calcext:value-type="float">
            <text:p>6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4]*[.Y54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000" calcext:value-type="float">
            <text:p>6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5]*[.O55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5]*[.Y5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6]*[.O56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6]*[.Y56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250" calcext:value-type="float">
            <text:p>5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7]*[.O57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57]*[.Y5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250" calcext:value-type="float">
            <text:p>5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8]*[.O58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8]*[.Y58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000" calcext:value-type="float">
            <text:p>6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59]*[.O59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9]*[.Y5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5250" calcext:value-type="float">
            <text:p>5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0]*[.O60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0]*[.Y6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000" calcext:value-type="float">
            <text:p>6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1]*[.O61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61]*[.Y6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000" calcext:value-type="float">
            <text:p>6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2]*[.O62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62]*[.Y62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3]*[.O63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3]*[.Y6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4]*[.O64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4]*[.Y6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5]*[.O65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5]*[.Y65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6]*[.O66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6]*[.Y6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7]*[.O67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7]*[.Y6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000" calcext:value-type="float">
            <text:p>6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8]*[.O68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8]*[.Y68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250" calcext:value-type="float">
            <text:p>5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9]*[.O69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9]*[.Y69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0]*[.O70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0]*[.Y7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000" calcext:value-type="float">
            <text:p>6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1]*[.O71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71]*[.Y7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2]*[.O72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2]*[.Y72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3]*[.O73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3]*[.Y7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4]*[.O74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4]*[.Y7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5]*[.O75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5]*[.Y75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6]*[.O76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76]*[.Y76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7]*[.O77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7]*[.Y7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8]*[.O78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78]*[.Y78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9]*[.O79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9]*[.Y79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000" calcext:value-type="float">
            <text:p>6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0]*[.O80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0]*[.Y80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81]*[.O81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1]*[.Y8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2]*[.O82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82]*[.Y82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250" calcext:value-type="float">
            <text:p>5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3]*[.O83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3]*[.Y83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7000" calcext:value-type="float">
            <text:p>7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4]*[.O84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4]*[.Y84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5]*[.O85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5]*[.Y8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000" calcext:value-type="float">
            <text:p>6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6]*[.O86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86]*[.Y8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000" calcext:value-type="float">
            <text:p>6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7]*[.O87]" office:value-type="float" office:value="5500" calcext:value-type="float">
            <text:p>55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87]*[.Y8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8]*[.O88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8]*[.Y88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9]*[.O89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9]*[.Y8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0]*[.O90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90]*[.Y9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1]*[.O91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1]*[.Y9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2]*[.O92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92]*[.Y92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3]*[.O93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93]*[.Y9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4]*[.O94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4]*[.Y94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95]*[.O95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5]*[.Y9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250" calcext:value-type="float">
            <text:p>5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6]*[.O96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96]*[.Y9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7]*[.O97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7]*[.Y97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000" calcext:value-type="float">
            <text:p>6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8]*[.O98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98]*[.Y98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250" calcext:value-type="float">
            <text:p>5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9]*[.O99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9]*[.Y9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00]*[.O100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00]*[.Y100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01]*[.O101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01]*[.Y10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18.094cm" svg:height="8.986cm" svg:x="1.069cm" svg:y="5.182cm">
            <draw:object draw:notify-on-update-of-ranges="Sheet4.S2:Sheet4.S12 Sheet4.T1:Sheet4.T1 Sheet4.T2:Sheet4.T12 Sheet4.U1:Sheet4.U1 Sheet4.U2:Sheet4.U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5" table:number-columns-repeated="1003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4列目)</text:p>
          </table:table-cell>
          <table:table-cell office:value-type="string" calcext:value-type="string">
            <text:p>左から11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4列目)</text:p>
          </table:table-cell>
          <table:table-cell office:value-type="string" calcext:value-type="string">
            <text:p>左から12番目のブロックを削除</text:p>
          </table:table-cell>
          <table:table-cell office:value-type="string" calcext:value-type="string">
            <text:p>ブロック修正なし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]*[.P2]" office:value-type="float" office:value="5500" calcext:value-type="float">
            <text:p>55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列目　左から１1番目のブロック　削除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table:formula="of:=COUNTIF([.$F$2:.$F$101];[.F10])" office:value-type="float" office:value="50" calcext:value-type="float">
            <text:p>50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列目　左から１2番目のブロック　削除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]*[.P3]" office:value-type="float" office:value="5500" calcext:value-type="float">
            <text:p>5500</text:p>
          </table:table-cell>
          <table:table-cell table:formula="of:=COUNTIF([.$Q$2:.$Q$101];[.Q4])" office:value-type="float" office:value="53" calcext:value-type="float">
            <text:p>53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]*[.P4]" office:value-type="float" office:value="5500" calcext:value-type="float">
            <text:p>550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501~60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]*[.P5]" office:value-type="float" office:value="6250" calcext:value-type="float">
            <text:p>625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7500" calcext:value-type="float">
            <text:p>7500</text:p>
          </table:table-cell>
          <table:table-cell table:formula="of:=COUNTIF([.$F$2:.$F$101];[.F2])" office:value-type="float" office:value="39" calcext:value-type="float">
            <text:p>39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]*[.P6]" office:value-type="float" office:value="5500" calcext:value-type="float">
            <text:p>5500</text:p>
          </table:table-cell>
          <table:table-cell table:formula="of:=COUNTIF([.$Q$2:.$Q$101];[.Q5])" office:value-type="float" office:value="37" calcext:value-type="float">
            <text:p>37</text:p>
          </table:table-cell>
          <table:table-cell office:value-type="string" calcext:value-type="string">
            <text:p>6001~65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250" calcext:value-type="float">
            <text:p>5250</text:p>
          </table:table-cell>
          <table:table-cell/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]*[.P7]" office:value-type="float" office:value="5500" calcext:value-type="float">
            <text:p>5500</text:p>
          </table:table-cell>
          <table:table-cell/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250" calcext:value-type="float">
            <text:p>52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7001~75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]*[.P8]" office:value-type="float" office:value="5500" calcext:value-type="float">
            <text:p>55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7001~7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table:formula="of:=COUNTIF([.$F$2:.$F$101];[.F17])" office:value-type="float" office:value="11" calcext:value-type="float">
            <text:p>11</text:p>
          </table:table-cell>
          <table:table-cell office:value-type="string" calcext:value-type="string">
            <text:p>7501~8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]*[.P9]" office:value-type="float" office:value="5500" calcext:value-type="float">
            <text:p>5500</text:p>
          </table:table-cell>
          <table:table-cell table:formula="of:=COUNTIF([.$Q$2:.$Q$101];[.Q37])" office:value-type="float" office:value="10" calcext:value-type="float">
            <text:p>10</text:p>
          </table:table-cell>
          <table:table-cell office:value-type="string" calcext:value-type="string">
            <text:p>7501~8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0]*[.P10]" office:value-type="float" office:value="5500" calcext:value-type="float">
            <text:p>550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11]*[.P11]" office:value-type="float" office:value="6250" calcext:value-type="float">
            <text:p>62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000" calcext:value-type="float">
            <text:p>60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2]*[.P12]" office:value-type="float" office:value="5500" calcext:value-type="float">
            <text:p>55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3]*[.P13]" office:value-type="float" office:value="5500" calcext:value-type="float">
            <text:p>5500</text:p>
          </table:table-cell>
          <table:table-cell table:number-columns-repeated="2"/>
          <table:table-cell office:value-type="float" office:value="5001" calcext:value-type="float">
            <text:p>500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4]*[.P14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5]*[.P15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500" calcext:value-type="float">
            <text:p>75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16]*[.P16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500" calcext:value-type="float">
            <text:p>75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7]*[.P1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18]*[.P18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7500" calcext:value-type="float">
            <text:p>75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19]*[.P19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500" calcext:value-type="float">
            <text:p>75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0]*[.P20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1]*[.P21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2]*[.P22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000" calcext:value-type="float">
            <text:p>6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3]*[.P23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4]*[.P24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000" calcext:value-type="float">
            <text:p>6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5]*[.P2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6]*[.P2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000" calcext:value-type="float">
            <text:p>6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7]*[.P2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250" calcext:value-type="float">
            <text:p>525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8]*[.P28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9]*[.P29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000" calcext:value-type="float">
            <text:p>600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0]*[.P3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250" calcext:value-type="float">
            <text:p>525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1]*[.P3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250" calcext:value-type="float">
            <text:p>52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2]*[.P32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000" calcext:value-type="float">
            <text:p>6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33]*[.P33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34]*[.P34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5]*[.P35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6000" calcext:value-type="float">
            <text:p>60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6]*[.P3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37]*[.P37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38]*[.P3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39]*[.P39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0]*[.P4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250" calcext:value-type="float">
            <text:p>525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1]*[.P4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250" calcext:value-type="float">
            <text:p>525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42]*[.P42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3]*[.P43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250" calcext:value-type="float">
            <text:p>52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44]*[.P44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45]*[.P4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6]*[.P4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7]*[.P4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48]*[.P4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49]*[.P49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250" calcext:value-type="float">
            <text:p>525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0]*[.P50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1]*[.P5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2]*[.P52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53]*[.P53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000" calcext:value-type="float">
            <text:p>600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4]*[.P54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5]*[.P5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6]*[.P56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000" calcext:value-type="float">
            <text:p>600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7]*[.P5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000" calcext:value-type="float">
            <text:p>600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8]*[.P58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250" calcext:value-type="float">
            <text:p>525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59]*[.P59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7500" calcext:value-type="float">
            <text:p>75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0]*[.P6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1]*[.P61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2]*[.P62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3]*[.P63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000" calcext:value-type="float">
            <text:p>6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4]*[.P64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500" calcext:value-type="float">
            <text:p>75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5]*[.P6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6]*[.P6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67]*[.P67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250" calcext:value-type="float">
            <text:p>525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8]*[.P6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7500" calcext:value-type="float">
            <text:p>75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9]*[.P69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0]*[.P70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1]*[.P71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2]*[.P72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000" calcext:value-type="float">
            <text:p>600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73]*[.P73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4]*[.P74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250" calcext:value-type="float">
            <text:p>525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5]*[.P75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6]*[.P7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7]*[.P77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8]*[.P7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9]*[.P79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250" calcext:value-type="float">
            <text:p>525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0]*[.P8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1]*[.P8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2]*[.P82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500" calcext:value-type="float">
            <text:p>75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3]*[.P83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000" calcext:value-type="float">
            <text:p>600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4]*[.P84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85]*[.P8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6]*[.P8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250" calcext:value-type="float">
            <text:p>525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87]*[.P87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000" calcext:value-type="float">
            <text:p>60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88]*[.P8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9]*[.P89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0]*[.P9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91]*[.P91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92]*[.P92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000" calcext:value-type="float">
            <text:p>60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93]*[.P93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94]*[.P94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5]*[.P95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6]*[.P9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7]*[.P9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8]*[.P98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000" calcext:value-type="float">
            <text:p>6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99]*[.P99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00]*[.P10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01]*[.P10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shapes>
          <draw:frame draw:z-index="0" draw:style-name="gr1" draw:text-style-name="P1" svg:width="16.917cm" svg:height="8.987cm" svg:x="0.686cm" svg:y="2.663cm">
            <draw:object draw:notify-on-update-of-ranges="Sheet5.R1:Sheet5.R1 Sheet5.R2:Sheet5.R12 Sheet5.S1:Sheet5.S1 Sheet5.S2:Sheet5.S12 Sheet5.T1:Sheet5.T1 Sheet5.T2:Sheet5.T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5" table:number-columns-repeated="4" table:default-cell-style-name="ce1"/>
        <table:table-column table:style-name="co7" table:number-columns-repeated="4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7" table:number-columns-repeated="3" table:default-cell-style-name="ce1"/>
        <table:table-column table:style-name="co5" table:number-columns-repeated="98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評価関数(3列目)</text:p>
          </table:table-cell>
          <table:table-cell office:value-type="string" calcext:value-type="string">
            <text:p>左から3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評価関数(3列目)</text:p>
          </table:table-cell>
          <table:table-cell office:value-type="string" calcext:value-type="string">
            <text:p>左から10番目のブロックを削除</text:p>
          </table:table-cell>
          <table:table-cell office:value-type="string" calcext:value-type="string">
            <text:p>ブロック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評価関数(3列目)</text:p>
          </table:table-cell>
          <table:table-cell office:value-type="string" calcext:value-type="string">
            <text:p>左から3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評価関数(3列目)</text:p>
          </table:table-cell>
          <table:table-cell office:value-type="string" calcext:value-type="string">
            <text:p>左から16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250" calcext:value-type="float">
            <text:p>6250</text:p>
          </table:table-cell>
          <table:table-cell table:formula="of:=COUNTIF([.$F$2:.$F$101];[.F3])" office:value-type="float" office:value="50" calcext:value-type="float">
            <text:p>5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]*[.O2]" office:value-type="float" office:value="5500" calcext:value-type="float">
            <text:p>5500</text:p>
          </table:table-cell>
          <table:table-cell table:formula="of:=COUNTIF([.$P$2:.$P$101];[.P3])" office:value-type="float" office:value="61" calcext:value-type="float">
            <text:p>61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]*[.Y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formula="of:=COUNTIF([.$Z$2:.$Z$101];[.Z2])" office:value-type="float" office:value="35" calcext:value-type="float">
            <text:p>35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2]*[.AJ2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$AK$2:.$AK$101];[.AK2])" office:value-type="float" office:value="20" calcext:value-type="float">
            <text:p>2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3列目　左から１3番目のブロック　削除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列目　左から１0番目のブロック　削除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]*[.O3]" office:value-type="float" office:value="5500" calcext:value-type="float">
            <text:p>5500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列目　左から3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3]*[.Y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列目　左から16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3]*[.AJ3]"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formula="of:=[.AK3]+[.AK4]/2" office:value-type="float" office:value="10875" calcext:value-type="float">
            <text:p>10875</text:p>
          </table:table-cell>
          <table:table-cell table:number-columns-repeated="2"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000" calcext:value-type="float">
            <text:p>7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]*[.O4]" office:value-type="float" office:value="5500" calcext:value-type="float">
            <text:p>550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5001~55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4]*[.Y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4]*[.AJ4]"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50" calcext:value-type="float">
            <text:p>775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6250" calcext:value-type="float">
            <text:p>6250</text:p>
          </table:table-cell>
          <table:table-cell table:formula="of:=COUNTIF([.$F$2:.$F$101];[.F4])" office:value-type="float" office:value="45" calcext:value-type="float">
            <text:p>45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]*[.O5]" office:value-type="float" office:value="6250" calcext:value-type="float">
            <text:p>6250</text:p>
          </table:table-cell>
          <table:table-cell table:formula="of:=COUNTIF([.$P$2:.$P$101];[.P7])" office:value-type="float" office:value="27" calcext:value-type="float">
            <text:p>27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5]*[.Y5]"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formula="of:=COUNTIF([.$Z$2:.$Z$101];[.Z3])" office:value-type="float" office:value="65" calcext:value-type="float">
            <text:p>65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5]*[.AJ5]"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UNTIF([.$AK$2:.$AK$101];[.AK4])" office:value-type="float" office:value="79" calcext:value-type="float">
            <text:p>79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/>
          <table:table-cell office:value-type="string" calcext:value-type="string">
            <text:p>6001~6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]*[.O6]" office:value-type="float" office:value="5500" calcext:value-type="float">
            <text:p>5500</text:p>
          </table:table-cell>
          <table:table-cell/>
          <table:table-cell office:value-type="string" calcext:value-type="string">
            <text:p>6001~65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6]*[.Y6]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6]*[.AJ6]"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6501~7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]*[.O7]" office:value-type="float" office:value="6250" calcext:value-type="float">
            <text:p>625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]*[.Y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]*[.AJ7]"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formula="of:=AVERAGE([.AK2:.AK101])" office:value-type="float" office:value="7602.5" calcext:value-type="float">
            <text:p>7602.5</text:p>
          </table:table-cell>
          <table:table-cell table:number-columns-repeated="2"/>
          <table:table-cell office:value-type="string" calcext:value-type="string">
            <text:p>6501~7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7000" calcext:value-type="float">
            <text:p>7000</text:p>
          </table:table-cell>
          <table:table-cell table:formula="of:=COUNTIF([.$F$2:.$F$101];[.F26])" office:value-type="float" office:value="5" calcext:value-type="float">
            <text:p>5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]*[.O8]" office:value-type="float" office:value="5500" calcext:value-type="float">
            <text:p>5500</text:p>
          </table:table-cell>
          <table:table-cell table:formula="of:=COUNTIF([.$P$2:.$P$101];[.P40])" office:value-type="float" office:value="12" calcext:value-type="float">
            <text:p>12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]*[.Y8]"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]*[.AJ8]" office:value-type="float" office:value="7750" calcext:value-type="float">
            <text:p>77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]*[.O9]" office:value-type="float" office:value="5500" calcext:value-type="float">
            <text:p>5500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9]*[.Y9]"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]*[.AJ9]"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7501~80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000" calcext:value-type="float">
            <text:p>7000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0]*[.O10]" office:value-type="float" office:value="5500" calcext:value-type="float">
            <text:p>55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0]*[.Y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0]*[.AJ10]" office:value-type="float" office:value="7750" calcext:value-type="float">
            <text:p>77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1]*[.O11]" office:value-type="float" office:value="6250" calcext:value-type="float">
            <text:p>62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11]*[.Y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11]*[.AJ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2]*[.O12]" office:value-type="float" office:value="5500" calcext:value-type="float">
            <text:p>55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12]*[.Y12]"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12]*[.AJ12]"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000" calcext:value-type="float">
            <text:p>7000</text:p>
          </table:table-cell>
          <table:table-cell table:number-columns-repeated="2"/>
          <table:table-cell office:value-type="float" office:value="6250" calcext:value-type="float">
            <text:p>62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3]*[.O13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13]*[.Y13]"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501" calcext:value-type="float">
            <text:p>65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13]*[.AJ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7501" calcext:value-type="float">
            <text:p>750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4]*[.O14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14]*[.Y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4]*[.AJ14]" office:value-type="float" office:value="7750" calcext:value-type="float">
            <text:p>7750</text:p>
          </table:table-cell>
          <table:table-cell office:value-type="float" office:value="13" calcext:value-type="float">
            <text:p>1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5]*[.O15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15]*[.Y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5]*[.AJ15]" office:value-type="float" office:value="7750" calcext:value-type="float">
            <text:p>7750</text:p>
          </table:table-cell>
          <table:table-cell office:value-type="float" office:value="14" calcext:value-type="float">
            <text:p>1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000" calcext:value-type="float">
            <text:p>7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6]*[.O16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16]*[.Y16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6]*[.AJ16]"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7]*[.O17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17]*[.Y17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7]*[.AJ17]"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8]*[.O18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8]*[.Y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8]*[.AJ18]" office:value-type="float" office:value="7750" calcext:value-type="float">
            <text:p>7750</text:p>
          </table:table-cell>
          <table:table-cell office:value-type="float" office:value="17" calcext:value-type="float">
            <text:p>1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9]*[.O19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9]*[.Y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9]*[.AJ19]" office:value-type="float" office:value="7750" calcext:value-type="float">
            <text:p>7750</text:p>
          </table:table-cell>
          <table:table-cell office:value-type="float" office:value="18" calcext:value-type="float">
            <text:p>1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0]*[.O20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20]*[.Y20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0]*[.AJ20]" office:value-type="float" office:value="7750" calcext:value-type="float">
            <text:p>7750</text:p>
          </table:table-cell>
          <table:table-cell office:value-type="float" office:value="19" calcext:value-type="float">
            <text:p>1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000" calcext:value-type="float">
            <text:p>7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1]*[.O21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21]*[.Y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1]*[.AJ21]" office:value-type="float" office:value="7750" calcext:value-type="float">
            <text:p>7750</text:p>
          </table:table-cell>
          <table:table-cell office:value-type="float" office:value="20" calcext:value-type="float">
            <text:p>2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2]*[.O22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22]*[.Y22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2]*[.AJ22]" office:value-type="float" office:value="7750" calcext:value-type="float">
            <text:p>7750</text:p>
          </table:table-cell>
          <table:table-cell office:value-type="float" office:value="21" calcext:value-type="float">
            <text:p>2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7000" calcext:value-type="float">
            <text:p>7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3]*[.O23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3]*[.Y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3]*[.AJ23]" office:value-type="float" office:value="7750" calcext:value-type="float">
            <text:p>7750</text:p>
          </table:table-cell>
          <table:table-cell office:value-type="float" office:value="22" calcext:value-type="float">
            <text:p>22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4]*[.O24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24]*[.Y24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4]*[.AJ24]" office:value-type="float" office:value="7750" calcext:value-type="float">
            <text:p>7750</text:p>
          </table:table-cell>
          <table:table-cell office:value-type="float" office:value="23" calcext:value-type="float">
            <text:p>2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5]*[.O25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25]*[.Y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5]*[.AJ25]" office:value-type="float" office:value="7750" calcext:value-type="float">
            <text:p>7750</text:p>
          </table:table-cell>
          <table:table-cell office:value-type="float" office:value="24" calcext:value-type="float">
            <text:p>2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000" calcext:value-type="float">
            <text:p>8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6]*[.O26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6]*[.Y26]"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6]*[.AJ26]" office:value-type="float" office:value="7750" calcext:value-type="float">
            <text:p>7750</text:p>
          </table:table-cell>
          <table:table-cell office:value-type="float" office:value="25" calcext:value-type="float">
            <text:p>2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7]*[.O27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27]*[.Y27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7]*[.AJ27]" office:value-type="float" office:value="7750" calcext:value-type="float">
            <text:p>7750</text:p>
          </table:table-cell>
          <table:table-cell office:value-type="float" office:value="26" calcext:value-type="float">
            <text:p>2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8]*[.O28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28]*[.Y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28]*[.AJ28]" office:value-type="float" office:value="7750" calcext:value-type="float">
            <text:p>7750</text:p>
          </table:table-cell>
          <table:table-cell office:value-type="float" office:value="27" calcext:value-type="float">
            <text:p>2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9]*[.O29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9]*[.Y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29]*[.AJ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0]*[.O30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30]*[.Y30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0]*[.AJ30]" office:value-type="float" office:value="7750" calcext:value-type="float">
            <text:p>7750</text:p>
          </table:table-cell>
          <table:table-cell office:value-type="float" office:value="29" calcext:value-type="float">
            <text:p>2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1]*[.O31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1]*[.Y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1]*[.AJ31]" office:value-type="float" office:value="7750" calcext:value-type="float">
            <text:p>7750</text:p>
          </table:table-cell>
          <table:table-cell office:value-type="float" office:value="30" calcext:value-type="float">
            <text:p>3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7000" calcext:value-type="float">
            <text:p>7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2]*[.O32]" office:value-type="float" office:value="6250" calcext:value-type="float">
            <text:p>6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32]*[.Y32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2]*[.AJ32]"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33]*[.O33]" office:value-type="float" office:value="8000" calcext:value-type="float">
            <text:p>8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3]*[.Y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3]*[.AJ33]"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4]*[.O34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4]*[.Y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4]*[.AJ34]" office:value-type="float" office:value="7750" calcext:value-type="float">
            <text:p>7750</text:p>
          </table:table-cell>
          <table:table-cell office:value-type="float" office:value="33" calcext:value-type="float">
            <text:p>3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35]*[.O35]" office:value-type="float" office:value="8000" calcext:value-type="float">
            <text:p>8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5]*[.Y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5]*[.AJ35]" office:value-type="float" office:value="7750" calcext:value-type="float">
            <text:p>7750</text:p>
          </table:table-cell>
          <table:table-cell office:value-type="float" office:value="34" calcext:value-type="float">
            <text:p>3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000" calcext:value-type="float">
            <text:p>7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6]*[.O36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36]*[.Y36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6]*[.AJ36]"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37]*[.O37]" office:value-type="float" office:value="8000" calcext:value-type="float">
            <text:p>8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37]*[.Y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7]*[.AJ37]"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8]*[.O38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8]*[.Y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38]*[.AJ38]" office:value-type="float" office:value="7750" calcext:value-type="float">
            <text:p>7750</text:p>
          </table:table-cell>
          <table:table-cell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7000" calcext:value-type="float">
            <text:p>7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9]*[.O39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39]*[.Y39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39]*[.AJ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7000" calcext:value-type="float">
            <text:p>7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40]*[.O40]" office:value-type="float" office:value="8000" calcext:value-type="float">
            <text:p>8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40]*[.Y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40]*[.AJ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1]*[.O41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41]*[.Y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41]*[.AJ41]" office:value-type="float" office:value="7750" calcext:value-type="float">
            <text:p>7750</text:p>
          </table:table-cell>
          <table:table-cell office:value-type="float" office:value="40" calcext:value-type="float">
            <text:p>4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2]*[.O42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42]*[.Y42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42]*[.AJ42]" office:value-type="float" office:value="7750" calcext:value-type="float">
            <text:p>7750</text:p>
          </table:table-cell>
          <table:table-cell office:value-type="float" office:value="41" calcext:value-type="float">
            <text:p>4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7000" calcext:value-type="float">
            <text:p>7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3]*[.O43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43]*[.Y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43]*[.AJ43]" office:value-type="float" office:value="7750" calcext:value-type="float">
            <text:p>7750</text:p>
          </table:table-cell>
          <table:table-cell office:value-type="float" office:value="42" calcext:value-type="float">
            <text:p>42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44]*[.O44]" office:value-type="float" office:value="8000" calcext:value-type="float">
            <text:p>8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44]*[.Y44]" office:value-type="float" office:value="4875" calcext:value-type="float">
            <text:p>4875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44]*[.AJ44]" office:value-type="float" office:value="7750" calcext:value-type="float">
            <text:p>7750</text:p>
          </table:table-cell>
          <table:table-cell office:value-type="float" office:value="43" calcext:value-type="float">
            <text:p>4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5]*[.O45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45]*[.Y45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45]*[.AJ45]" office:value-type="float" office:value="7750" calcext:value-type="float">
            <text:p>7750</text:p>
          </table:table-cell>
          <table:table-cell office:value-type="float" office:value="44" calcext:value-type="float">
            <text:p>4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6]*[.O46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46]*[.Y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46]*[.AJ46]"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7]*[.O47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47]*[.Y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47]*[.AJ47]" office:value-type="float" office:value="7750" calcext:value-type="float">
            <text:p>7750</text:p>
          </table:table-cell>
          <table:table-cell office:value-type="float" office:value="46" calcext:value-type="float">
            <text:p>4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000" calcext:value-type="float">
            <text:p>7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8]*[.O48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48]*[.Y48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48]*[.AJ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9]*[.O49]" office:value-type="float" office:value="5500" calcext:value-type="float">
            <text:p>55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49]*[.Y49]" office:value-type="float" office:value="4875" calcext:value-type="float">
            <text:p>487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49]*[.AJ49]" office:value-type="float" office:value="7750" calcext:value-type="float">
            <text:p>7750</text:p>
          </table:table-cell>
          <table:table-cell office:value-type="float" office:value="48" calcext:value-type="float">
            <text:p>4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0]*[.O50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50]*[.Y50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50]*[.AJ50]"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000" calcext:value-type="float">
            <text:p>7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1]*[.O51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51]*[.Y51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51]*[.AJ51]" office:value-type="float" office:value="7750" calcext:value-type="float">
            <text:p>7750</text:p>
          </table:table-cell>
          <table:table-cell office:value-type="float" office:value="50" calcext:value-type="float">
            <text:p>5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2]*[.O52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52]*[.Y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52]*[.AJ52]" office:value-type="float" office:value="7750" calcext:value-type="float">
            <text:p>7750</text:p>
          </table:table-cell>
          <table:table-cell office:value-type="float" office:value="51" calcext:value-type="float">
            <text:p>5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53]*[.O53]" office:value-type="float" office:value="8000" calcext:value-type="float">
            <text:p>8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53]*[.Y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53]*[.AJ53]"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4]*[.O54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54]*[.Y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54]*[.AJ54]" office:value-type="float" office:value="7000" calcext:value-type="float">
            <text:p>7000</text:p>
          </table:table-cell>
          <table:table-cell office:value-type="float" office:value="53" calcext:value-type="float">
            <text:p>5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000" calcext:value-type="float">
            <text:p>8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55]*[.O55]" office:value-type="float" office:value="8000" calcext:value-type="float">
            <text:p>8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55]*[.Y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55]*[.AJ55]" office:value-type="float" office:value="7750" calcext:value-type="float">
            <text:p>7750</text:p>
          </table:table-cell>
          <table:table-cell office:value-type="float" office:value="54" calcext:value-type="float">
            <text:p>5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6]*[.O56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56]*[.Y56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56]*[.AJ56]" office:value-type="float" office:value="7750" calcext:value-type="float">
            <text:p>7750</text:p>
          </table:table-cell>
          <table:table-cell office:value-type="float" office:value="55" calcext:value-type="float">
            <text:p>5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7000" calcext:value-type="float">
            <text:p>7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7]*[.O57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57]*[.Y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57]*[.AJ57]" office:value-type="float" office:value="7750" calcext:value-type="float">
            <text:p>7750</text:p>
          </table:table-cell>
          <table:table-cell office:value-type="float" office:value="56" calcext:value-type="float">
            <text:p>5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58]*[.O58]" office:value-type="float" office:value="8000" calcext:value-type="float">
            <text:p>8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58]*[.Y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58]*[.AJ58]" office:value-type="float" office:value="7750" calcext:value-type="float">
            <text:p>7750</text:p>
          </table:table-cell>
          <table:table-cell office:value-type="float" office:value="57" calcext:value-type="float">
            <text:p>5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9]*[.O59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59]*[.Y59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59]*[.AJ59]" office:value-type="float" office:value="7750" calcext:value-type="float">
            <text:p>7750</text:p>
          </table:table-cell>
          <table:table-cell office:value-type="float" office:value="58" calcext:value-type="float">
            <text:p>5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0]*[.O60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60]*[.Y60]" office:value-type="float" office:value="4875" calcext:value-type="float">
            <text:p>4875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60]*[.AJ60]"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1]*[.O61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61]*[.Y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61]*[.AJ61]" office:value-type="float" office:value="7750" calcext:value-type="float">
            <text:p>775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2]*[.O62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62]*[.Y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62]*[.AJ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3]*[.O63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63]*[.Y63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63]*[.AJ63]" office:value-type="float" office:value="7750" calcext:value-type="float">
            <text:p>7750</text:p>
          </table:table-cell>
          <table:table-cell office:value-type="float" office:value="62" calcext:value-type="float">
            <text:p>62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000" calcext:value-type="float">
            <text:p>7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4]*[.O64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64]*[.Y64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64]*[.AJ64]" office:value-type="float" office:value="7750" calcext:value-type="float">
            <text:p>7750</text:p>
          </table:table-cell>
          <table:table-cell office:value-type="float" office:value="63" calcext:value-type="float">
            <text:p>6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000" calcext:value-type="float">
            <text:p>7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5]*[.O65]" office:value-type="float" office:value="5500" calcext:value-type="float">
            <text:p>55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65]*[.Y65]" office:value-type="float" office:value="4875" calcext:value-type="float">
            <text:p>4875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65]*[.AJ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6]*[.O66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66]*[.Y66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66]*[.AJ66]" office:value-type="float" office:value="7750" calcext:value-type="float">
            <text:p>7750</text:p>
          </table:table-cell>
          <table:table-cell office:value-type="float" office:value="65" calcext:value-type="float">
            <text:p>6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000" calcext:value-type="float">
            <text:p>8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7]*[.O67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67]*[.Y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67]*[.AJ67]" office:value-type="float" office:value="7750" calcext:value-type="float">
            <text:p>7750</text:p>
          </table:table-cell>
          <table:table-cell office:value-type="float" office:value="66" calcext:value-type="float">
            <text:p>6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000" calcext:value-type="float">
            <text:p>7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8]*[.O68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68]*[.Y68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68]*[.AJ68]" office:value-type="float" office:value="7750" calcext:value-type="float">
            <text:p>7750</text:p>
          </table:table-cell>
          <table:table-cell office:value-type="float" office:value="67" calcext:value-type="float">
            <text:p>6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9]*[.O69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69]*[.Y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69]*[.AJ69]" office:value-type="float" office:value="7000" calcext:value-type="float">
            <text:p>7000</text:p>
          </table:table-cell>
          <table:table-cell office:value-type="float" office:value="68" calcext:value-type="float">
            <text:p>6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0]*[.O70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70]*[.Y70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0]*[.AJ70]" office:value-type="float" office:value="7750" calcext:value-type="float">
            <text:p>7750</text:p>
          </table:table-cell>
          <table:table-cell office:value-type="float" office:value="69" calcext:value-type="float">
            <text:p>6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71]*[.O71]" office:value-type="float" office:value="8000" calcext:value-type="float">
            <text:p>8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71]*[.Y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1]*[.AJ71]" office:value-type="float" office:value="7750" calcext:value-type="float">
            <text:p>775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2]*[.O72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72]*[.Y72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2]*[.AJ72]" office:value-type="float" office:value="7750" calcext:value-type="float">
            <text:p>7750</text:p>
          </table:table-cell>
          <table:table-cell office:value-type="float" office:value="71" calcext:value-type="float">
            <text:p>7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3]*[.O73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73]*[.Y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3]*[.AJ73]"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000" calcext:value-type="float">
            <text:p>8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4]*[.O74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4]*[.Y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4]*[.AJ74]" office:value-type="float" office:value="7750" calcext:value-type="float">
            <text:p>7750</text:p>
          </table:table-cell>
          <table:table-cell office:value-type="float" office:value="73" calcext:value-type="float">
            <text:p>7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5]*[.O75]" office:value-type="float" office:value="5500" calcext:value-type="float">
            <text:p>55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5]*[.Y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5]*[.AJ75]" office:value-type="float" office:value="7750" calcext:value-type="float">
            <text:p>7750</text:p>
          </table:table-cell>
          <table:table-cell office:value-type="float" office:value="74" calcext:value-type="float">
            <text:p>7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6]*[.O76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76]*[.Y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AI76]*[.AJ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7]*[.O77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77]*[.Y77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7]*[.AJ77]" office:value-type="float" office:value="7750" calcext:value-type="float">
            <text:p>7750</text:p>
          </table:table-cell>
          <table:table-cell office:value-type="float" office:value="76" calcext:value-type="float">
            <text:p>7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8]*[.O78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78]*[.Y78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8]*[.AJ78]" office:value-type="float" office:value="7750" calcext:value-type="float">
            <text:p>7750</text:p>
          </table:table-cell>
          <table:table-cell office:value-type="float" office:value="77" calcext:value-type="float">
            <text:p>7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7000" calcext:value-type="float">
            <text:p>7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79]*[.O79]" office:value-type="float" office:value="8000" calcext:value-type="float">
            <text:p>8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9]*[.Y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79]*[.AJ79]" office:value-type="float" office:value="7750" calcext:value-type="float">
            <text:p>7750</text:p>
          </table:table-cell>
          <table:table-cell office:value-type="float" office:value="78" calcext:value-type="float">
            <text:p>7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0]*[.O80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0]*[.Y80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0]*[.AJ80]" office:value-type="float" office:value="7750" calcext:value-type="float">
            <text:p>7750</text:p>
          </table:table-cell>
          <table:table-cell office:value-type="float" office:value="79" calcext:value-type="float">
            <text:p>7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81]*[.O81]" office:value-type="float" office:value="8000" calcext:value-type="float">
            <text:p>8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1]*[.Y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1]*[.AJ81]" office:value-type="float" office:value="7750" calcext:value-type="float">
            <text:p>775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7000" calcext:value-type="float">
            <text:p>7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2]*[.O82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2]*[.Y82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2]*[.AJ82]" office:value-type="float" office:value="7750" calcext:value-type="float">
            <text:p>7750</text:p>
          </table:table-cell>
          <table:table-cell office:value-type="float" office:value="81" calcext:value-type="float">
            <text:p>8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000" calcext:value-type="float">
            <text:p>7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3]*[.O83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3]*[.Y83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3]*[.AJ83]" office:value-type="float" office:value="7750" calcext:value-type="float">
            <text:p>7750</text:p>
          </table:table-cell>
          <table:table-cell office:value-type="float" office:value="82" calcext:value-type="float">
            <text:p>82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4]*[.O84]" office:value-type="float" office:value="5500" calcext:value-type="float">
            <text:p>55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84]*[.Y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4]*[.AJ84]" office:value-type="float" office:value="7750" calcext:value-type="float">
            <text:p>7750</text:p>
          </table:table-cell>
          <table:table-cell office:value-type="float" office:value="83" calcext:value-type="float">
            <text:p>8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5]*[.O85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5]*[.Y85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5]*[.AJ85]" office:value-type="float" office:value="7750" calcext:value-type="float">
            <text:p>7750</text:p>
          </table:table-cell>
          <table:table-cell office:value-type="float" office:value="84" calcext:value-type="float">
            <text:p>8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6]*[.O86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6]*[.Y86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86]*[.AJ86]" office:value-type="float" office:value="7000" calcext:value-type="float">
            <text:p>7000</text:p>
          </table:table-cell>
          <table:table-cell office:value-type="float" office:value="85" calcext:value-type="float">
            <text:p>8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7000" calcext:value-type="float">
            <text:p>7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7]*[.O87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7]*[.Y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7]*[.AJ87]" office:value-type="float" office:value="7750" calcext:value-type="float">
            <text:p>7750</text:p>
          </table:table-cell>
          <table:table-cell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88]*[.O88]" office:value-type="float" office:value="8000" calcext:value-type="float">
            <text:p>8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88]*[.Y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8]*[.AJ88]" office:value-type="float" office:value="7750" calcext:value-type="float">
            <text:p>7750</text:p>
          </table:table-cell>
          <table:table-cell office:value-type="float" office:value="87" calcext:value-type="float">
            <text:p>8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9]*[.O89]" office:value-type="float" office:value="5500" calcext:value-type="float">
            <text:p>55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89]*[.Y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89]*[.AJ89]" office:value-type="float" office:value="7750" calcext:value-type="float">
            <text:p>7750</text:p>
          </table:table-cell>
          <table:table-cell office:value-type="float" office:value="88" calcext:value-type="float">
            <text:p>8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0]*[.O90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90]*[.Y90]" office:value-type="float" office:value="8000" calcext:value-type="float">
            <text:p>8000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0]*[.AJ90]" office:value-type="float" office:value="7750" calcext:value-type="float">
            <text:p>7750</text:p>
          </table:table-cell>
          <table:table-cell office:value-type="float" office:value="89" calcext:value-type="float">
            <text:p>8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1]*[.O91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91]*[.Y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1]*[.AJ91]" office:value-type="float" office:value="7750" calcext:value-type="float">
            <text:p>7750</text:p>
          </table:table-cell>
          <table:table-cell office:value-type="float" office:value="90" calcext:value-type="float">
            <text:p>9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2]*[.O92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92]*[.Y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2]*[.AJ92]" office:value-type="float" office:value="7750" calcext:value-type="float">
            <text:p>7750</text:p>
          </table:table-cell>
          <table:table-cell office:value-type="float" office:value="91" calcext:value-type="float">
            <text:p>9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7000" calcext:value-type="float">
            <text:p>7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3]*[.O93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93]*[.Y93]" office:value-type="float" office:value="4875" calcext:value-type="float">
            <text:p>4875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3]*[.AJ93]" office:value-type="float" office:value="7750" calcext:value-type="float">
            <text:p>7750</text:p>
          </table:table-cell>
          <table:table-cell office:value-type="float" office:value="92" calcext:value-type="float">
            <text:p>92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4]*[.O94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94]*[.Y94]"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I94]*[.AJ94]" office:value-type="float" office:value="7000" calcext:value-type="float">
            <text:p>7000</text:p>
          </table:table-cell>
          <table:table-cell office:value-type="float" office:value="93" calcext:value-type="float">
            <text:p>93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7000" calcext:value-type="float">
            <text:p>7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5]*[.O95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95]*[.Y95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5]*[.AJ95]" office:value-type="float" office:value="7750" calcext:value-type="float">
            <text:p>7750</text:p>
          </table:table-cell>
          <table:table-cell office:value-type="float" office:value="94" calcext:value-type="float">
            <text:p>94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6]*[.O96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96]*[.Y96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6]*[.AJ96]" office:value-type="float" office:value="7750" calcext:value-type="float">
            <text:p>7750</text:p>
          </table:table-cell>
          <table:table-cell office:value-type="float" office:value="95" calcext:value-type="float">
            <text:p>9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7000" calcext:value-type="float">
            <text:p>7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7]*[.O97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97]*[.Y97]"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7]*[.AJ97]" office:value-type="float" office:value="7750" calcext:value-type="float">
            <text:p>7750</text:p>
          </table:table-cell>
          <table:table-cell office:value-type="float" office:value="96" calcext:value-type="float">
            <text:p>96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8]*[.O98]" office:value-type="float" office:value="6250" calcext:value-type="float">
            <text:p>6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98]*[.Y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8]*[.AJ98]" office:value-type="float" office:value="7750" calcext:value-type="float">
            <text:p>7750</text:p>
          </table:table-cell>
          <table:table-cell office:value-type="float" office:value="97" calcext:value-type="float">
            <text:p>9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9]*[.O99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99]*[.Y99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99]*[.AJ99]"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7000" calcext:value-type="float">
            <text:p>7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00]*[.O100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X100]*[.Y100]"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00]*[.AJ100]" office:value-type="float" office:value="7750" calcext:value-type="float">
            <text:p>7750</text:p>
          </table:table-cell>
          <table:table-cell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01]*[.O101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01]*[.Y101]" office:value-type="float" office:value="4875" calcext:value-type="float">
            <text:p>487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I101]*[.AJ101]" office:value-type="float" office:value="7750" calcext:value-type="float">
            <text:p>7750</text:p>
          </table:table-cell>
          <table:table-cell office:value-type="float" office:value="100" calcext:value-type="float">
            <text:p>100</text:p>
          </table:table-cell>
          <table:table-cell table:number-columns-repeated="98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shapes>
          <draw:frame draw:z-index="0" draw:style-name="gr1" draw:text-style-name="P1" svg:width="17.452cm" svg:height="8.986cm" svg:x="1.369cm" svg:y="4.705cm">
            <draw:object draw:notify-on-update-of-ranges="Sheet6.V2:Sheet6.V12 Sheet6.W1:Sheet6.W1 Sheet6.W2:Sheet6.W12 Sheet6.X1:Sheet6.X1 Sheet6.X2:Sheet6.X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4" table:default-cell-style-name="ce1"/>
        <table:table-column table:style-name="co45" table:default-cell-style-name="ce1"/>
        <table:table-column table:style-name="co43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" table:number-columns-repeated="98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左から16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評価関数(2列目)</text:p>
          </table:table-cell>
          <table:table-cell office:value-type="string" calcext:value-type="string">
            <text:p>左から10番目のブロックを削除</text:p>
          </table:table-cell>
          <table:table-cell office:value-type="string" calcext:value-type="string">
            <text:p>ブロック修正なし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評価関数(2列目)</text:p>
          </table:table-cell>
          <table:table-cell office:value-type="string" calcext:value-type="string">
            <text:p>左から３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平均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table:formula="of:=COUNTIF([.$F$2:.$F$101];[.F3])" office:value-type="float" office:value="26" calcext:value-type="float">
            <text:p>26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]*[.R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COUNTIF([.$S$2:.$S$101];[.S2])" office:value-type="float" office:value="57" calcext:value-type="float">
            <text:p>57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]*[.AE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formula="of:=COUNTIF([.$AF$2:.$AF$101];[.AF3])" office:value-type="float" office:value="30" calcext:value-type="float">
            <text:p>3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列目　左から１6番目のブロック　削除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+[.F3]/2" office:value-type="float" office:value="12000" calcext:value-type="float">
            <text:p>12000</text:p>
          </table:table-cell>
          <table:table-cell/>
          <table:table-cell office:value-type="string" calcext:value-type="string">
            <text:p>2列目　左から１0番目のブロック　削除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]*[.R3]"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6]+[.S5]+[.S13]/3" office:value-type="float" office:value="15583.3333333333" calcext:value-type="float">
            <text:p>15583.3333333333</text:p>
          </table:table-cell>
          <table:table-cell/>
          <table:table-cell office:value-type="string" calcext:value-type="string">
            <text:p>2列目　左から3番目のブロック　削除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]*[.AE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F2]+[.AF5]+[.AF75]/3" office:value-type="float" office:value="15041.6666666667" calcext:value-type="float">
            <text:p>15041.666666666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]*[.R4]"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]*[.AE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8250" calcext:value-type="float">
            <text:p>8250</text:p>
          </table:table-cell>
          <table:table-cell office:value-type="float" office:value="4" calcext:value-type="float">
            <text:p>4</text:p>
          </table:table-cell>
          <table:table-cell table:formula="of:=COUNTIF([.$F$2:.$F$101];[.F2])" office:value-type="float" office:value="73" calcext:value-type="float">
            <text:p>73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5]*[.R5]" office:value-type="float" office:value="6750" calcext:value-type="float">
            <text:p>6750</text:p>
          </table:table-cell>
          <table:table-cell office:value-type="float" office:value="4" calcext:value-type="float">
            <text:p>4</text:p>
          </table:table-cell>
          <table:table-cell table:formula="of:=COUNTIF([.$S$2:.$S$101];[.S5])" office:value-type="float" office:value="29" calcext:value-type="float">
            <text:p>29</text:p>
          </table:table-cell>
          <table:table-cell office:value-type="string" calcext:value-type="string">
            <text:p>5501~6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]*[.AE5]"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table:formula="of:=COUNTIF([.$AF$2:.$AF$101];[.AF87])" office:value-type="float" office:value="2" calcext:value-type="float">
            <text:p>2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250" calcext:value-type="float">
            <text:p>8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]*[.R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]*[.AE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250" calcext:value-type="float">
            <text:p>82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2:.F101])" office:value-type="float" office:value="8057.5" calcext:value-type="float">
            <text:p>805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7]*[.R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6501~70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AVERAGE([.S2:.S101])" office:value-type="float" office:value="6567.5" calcext:value-type="float">
            <text:p>6567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]*[.AE7]"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F2:.AF101])" office:value-type="float" office:value="7342.5" calcext:value-type="float">
            <text:p>7342.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8]*[.R8]" office:value-type="float" office:value="6750" calcext:value-type="float">
            <text:p>6750</text:p>
          </table:table-cell>
          <table:table-cell office:value-type="float" office:value="7" calcext:value-type="float">
            <text:p>7</text:p>
          </table:table-cell>
          <table:table-cell table:formula="of:=COUNTIF([.$S$2:.$S$101];[.S13])" office:value-type="float" office:value="14" calcext:value-type="float">
            <text:p>14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]*[.AE8]" office:value-type="float" office:value="4875" calcext:value-type="float">
            <text:p>4875</text:p>
          </table:table-cell>
          <table:table-cell office:value-type="float" office:value="7" calcext:value-type="float">
            <text:p>7</text:p>
          </table:table-cell>
          <table:table-cell table:formula="of:=COUNTIF([.$AF$2:.$AF$101];[.AF12])" office:value-type="float" office:value="68" calcext:value-type="float">
            <text:p>68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]*[.R9]"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]*[.AE9]"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0]*[.R10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0]*[.AE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250" calcext:value-type="float">
            <text:p>8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11]*[.R11]"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1]*[.AE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2]*[.R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2]*[.AE12]" office:value-type="float" office:value="8500" calcext:value-type="float">
            <text:p>85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001" calcext:value-type="float">
            <text:p>800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13]*[.R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501" calcext:value-type="float">
            <text:p>55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3]*[.AE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250" calcext:value-type="float">
            <text:p>825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4]*[.R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4]*[.AE14]" office:value-type="float" office:value="8500" calcext:value-type="float">
            <text:p>8500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250" calcext:value-type="float">
            <text:p>825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15]*[.R15]" office:value-type="float" office:value="6750" calcext:value-type="float">
            <text:p>675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5]*[.AE15]" office:value-type="float" office:value="8500" calcext:value-type="float">
            <text:p>8500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250" calcext:value-type="float">
            <text:p>825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6]*[.R16]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6]*[.AE16]" office:value-type="float" office:value="8500" calcext:value-type="float">
            <text:p>850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7]*[.R17]"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7]*[.AE17]" office:value-type="float" office:value="8500" calcext:value-type="float">
            <text:p>850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8]*[.R18]"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8]*[.AE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8250" calcext:value-type="float">
            <text:p>825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19]*[.R19]"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9]*[.AE19]"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250" calcext:value-type="float">
            <text:p>825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0]*[.R20]"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0]*[.AE20]" office:value-type="float" office:value="8500" calcext:value-type="float">
            <text:p>8500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500" calcext:value-type="float">
            <text:p>75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1]*[.R21]"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1]*[.AE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7500" calcext:value-type="float">
            <text:p>750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2]*[.R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2]*[.AE22]" office:value-type="float" office:value="8500" calcext:value-type="float">
            <text:p>850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23]*[.R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3]*[.AE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24]*[.R24]" office:value-type="float" office:value="6750" calcext:value-type="float">
            <text:p>675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4]*[.AE24]" office:value-type="float" office:value="8500" calcext:value-type="float">
            <text:p>8500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250" calcext:value-type="float">
            <text:p>8250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5]*[.R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5]*[.AE25]" office:value-type="float" office:value="8500" calcext:value-type="float">
            <text:p>8500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7500" calcext:value-type="float">
            <text:p>750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6]*[.R26]"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6]*[.AE26]" office:value-type="float" office:value="8500" calcext:value-type="float">
            <text:p>8500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250" calcext:value-type="float">
            <text:p>8250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7]*[.R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7]*[.AE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250" calcext:value-type="float">
            <text:p>8250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28]*[.R28]" office:value-type="float" office:value="6750" calcext:value-type="float">
            <text:p>6750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8]*[.AE28]" office:value-type="float" office:value="8500" calcext:value-type="float">
            <text:p>8500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250" calcext:value-type="float">
            <text:p>825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9]*[.R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9]*[.AE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250" calcext:value-type="float">
            <text:p>825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0]*[.R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0]*[.AE30]" office:value-type="float" office:value="8500" calcext:value-type="float">
            <text:p>8500</text:p>
          </table:table-cell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7500" calcext:value-type="float">
            <text:p>750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1]*[.R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1]*[.AE31]" office:value-type="float" office:value="8500" calcext:value-type="float">
            <text:p>850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250" calcext:value-type="float">
            <text:p>8250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32]*[.R32]" office:value-type="float" office:value="6750" calcext:value-type="float">
            <text:p>6750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2]*[.AE32]" office:value-type="float" office:value="8500" calcext:value-type="float">
            <text:p>8500</text:p>
          </table:table-cell>
          <table:table-cell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3]*[.R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3]*[.AE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250" calcext:value-type="float">
            <text:p>8250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4]*[.R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4]*[.AE34]" office:value-type="float" office:value="8500" calcext:value-type="float">
            <text:p>8500</text:p>
          </table:table-cell>
          <table:table-cell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35]*[.R35]" office:value-type="float" office:value="6750" calcext:value-type="float">
            <text:p>6750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5]*[.AE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6]*[.R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6]*[.AE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7]*[.R37]" office:value-type="float" office:value="6000" calcext:value-type="float">
            <text:p>6000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7]*[.AE37]" office:value-type="float" office:value="8500" calcext:value-type="float">
            <text:p>8500</text:p>
          </table:table-cell>
          <table:table-cell office:value-type="float" office:value="36" calcext:value-type="float">
            <text:p>3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250" calcext:value-type="float">
            <text:p>8250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8]*[.R38]"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8]*[.AE38]" office:value-type="float" office:value="8500" calcext:value-type="float">
            <text:p>8500</text:p>
          </table:table-cell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250" calcext:value-type="float">
            <text:p>8250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9]*[.R39]" office:value-type="float" office:value="6000" calcext:value-type="float">
            <text:p>6000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9]*[.AE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8250" calcext:value-type="float">
            <text:p>8250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0]*[.R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0]*[.AE40]" office:value-type="float" office:value="8500" calcext:value-type="float">
            <text:p>8500</text:p>
          </table:table-cell>
          <table:table-cell office:value-type="float" office:value="39" calcext:value-type="float">
            <text:p>3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250" calcext:value-type="float">
            <text:p>825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41]*[.R41]" office:value-type="float" office:value="6750" calcext:value-type="float">
            <text:p>675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1]*[.AE41]" office:value-type="float" office:value="8500" calcext:value-type="float">
            <text:p>8500</text:p>
          </table:table-cell>
          <table:table-cell office:value-type="float" office:value="40" calcext:value-type="float">
            <text:p>4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500" calcext:value-type="float">
            <text:p>750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2]*[.R42]"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2]*[.AE42]" office:value-type="float" office:value="8500" calcext:value-type="float">
            <text:p>8500</text:p>
          </table:table-cell>
          <table:table-cell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250" calcext:value-type="float">
            <text:p>825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43]*[.R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3]*[.AE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250" calcext:value-type="float">
            <text:p>8250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44]*[.R44]" office:value-type="float" office:value="6750" calcext:value-type="float">
            <text:p>6750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4]*[.AE44]" office:value-type="float" office:value="8500" calcext:value-type="float">
            <text:p>8500</text:p>
          </table:table-cell>
          <table:table-cell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45]*[.R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5]*[.AE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250" calcext:value-type="float">
            <text:p>825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46]*[.R46]" office:value-type="float" office:value="6750" calcext:value-type="float">
            <text:p>675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6]*[.AE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250" calcext:value-type="float">
            <text:p>8250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47]*[.R47]" office:value-type="float" office:value="6750" calcext:value-type="float">
            <text:p>6750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7]*[.AE47]" office:value-type="float" office:value="8500" calcext:value-type="float">
            <text:p>8500</text:p>
          </table:table-cell>
          <table:table-cell office:value-type="float" office:value="46" calcext:value-type="float">
            <text:p>4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8]*[.R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8]*[.AE48]" office:value-type="float" office:value="8500" calcext:value-type="float">
            <text:p>8500</text:p>
          </table:table-cell>
          <table:table-cell office:value-type="float" office:value="47" calcext:value-type="float">
            <text:p>4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250" calcext:value-type="float">
            <text:p>825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9]*[.R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9]*[.AE49]" office:value-type="float" office:value="8500" calcext:value-type="float">
            <text:p>8500</text:p>
          </table:table-cell>
          <table:table-cell office:value-type="float" office:value="48" calcext:value-type="float">
            <text:p>4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250" calcext:value-type="float">
            <text:p>8250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0]*[.R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0]*[.AE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1]*[.R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1]*[.AE51]"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250" calcext:value-type="float">
            <text:p>8250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2]*[.R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2]*[.AE52]" office:value-type="float" office:value="8500" calcext:value-type="float">
            <text:p>8500</text:p>
          </table:table-cell>
          <table:table-cell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250" calcext:value-type="float">
            <text:p>8250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3]*[.R53]"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3]*[.AE53]" office:value-type="float" office:value="8500" calcext:value-type="float">
            <text:p>8500</text:p>
          </table:table-cell>
          <table:table-cell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54]*[.R54]" office:value-type="float" office:value="6750" calcext:value-type="float">
            <text:p>675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4]*[.AE54]" office:value-type="float" office:value="8500" calcext:value-type="float">
            <text:p>8500</text:p>
          </table:table-cell>
          <table:table-cell office:value-type="float" office:value="53" calcext:value-type="float">
            <text:p>5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7500" calcext:value-type="float">
            <text:p>7500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5]*[.R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5]*[.AE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500" calcext:value-type="float">
            <text:p>7500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6]*[.R56]" office:value-type="float" office:value="6000" calcext:value-type="float">
            <text:p>6000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6]*[.AE56]" office:value-type="float" office:value="8500" calcext:value-type="float">
            <text:p>8500</text:p>
          </table:table-cell>
          <table:table-cell office:value-type="float" office:value="55" calcext:value-type="float">
            <text:p>5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250" calcext:value-type="float">
            <text:p>8250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57]*[.R57]" office:value-type="float" office:value="6750" calcext:value-type="float">
            <text:p>6750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7]*[.AE57]" office:value-type="float" office:value="8500" calcext:value-type="float">
            <text:p>8500</text:p>
          </table:table-cell>
          <table:table-cell office:value-type="float" office:value="56" calcext:value-type="float">
            <text:p>5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7500" calcext:value-type="float">
            <text:p>7500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8]*[.R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8]*[.AE58]" office:value-type="float" office:value="8500" calcext:value-type="float">
            <text:p>8500</text:p>
          </table:table-cell>
          <table:table-cell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250" calcext:value-type="float">
            <text:p>8250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59]*[.R59]" office:value-type="float" office:value="8500" calcext:value-type="float">
            <text:p>8500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9]*[.AE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250" calcext:value-type="float">
            <text:p>8250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60]*[.R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0]*[.AE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250" calcext:value-type="float">
            <text:p>825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61]*[.R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1]*[.AE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250" calcext:value-type="float">
            <text:p>8250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2]*[.R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2]*[.AE62]" office:value-type="float" office:value="8500" calcext:value-type="float">
            <text:p>8500</text:p>
          </table:table-cell>
          <table:table-cell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3]*[.R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3]*[.AE63]" office:value-type="float" office:value="4875" calcext:value-type="float">
            <text:p>4875</text:p>
          </table:table-cell>
          <table:table-cell office:value-type="float" office:value="62" calcext:value-type="float">
            <text:p>6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500" calcext:value-type="float">
            <text:p>7500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64]*[.R64]" office:value-type="float" office:value="6750" calcext:value-type="float">
            <text:p>6750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4]*[.AE64]" office:value-type="float" office:value="8500" calcext:value-type="float">
            <text:p>8500</text:p>
          </table:table-cell>
          <table:table-cell office:value-type="float" office:value="63" calcext:value-type="float">
            <text:p>6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65]*[.R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5]*[.AE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250" calcext:value-type="float">
            <text:p>8250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66]*[.R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6]*[.AE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67]*[.R67]" office:value-type="float" office:value="6750" calcext:value-type="float">
            <text:p>6750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7]*[.AE67]" office:value-type="float" office:value="8500" calcext:value-type="float">
            <text:p>8500</text:p>
          </table:table-cell>
          <table:table-cell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500" calcext:value-type="float">
            <text:p>7500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8]*[.R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8]*[.AE68]" office:value-type="float" office:value="8500" calcext:value-type="float">
            <text:p>8500</text:p>
          </table:table-cell>
          <table:table-cell office:value-type="float" office:value="67" calcext:value-type="float">
            <text:p>6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250" calcext:value-type="float">
            <text:p>8250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9]*[.R69]" office:value-type="float" office:value="6000" calcext:value-type="float">
            <text:p>6000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9]*[.AE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250" calcext:value-type="float">
            <text:p>8250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70]*[.R70]" office:value-type="float" office:value="6000" calcext:value-type="float">
            <text:p>6000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0]*[.AE70]" office:value-type="float" office:value="8500" calcext:value-type="float">
            <text:p>8500</text:p>
          </table:table-cell>
          <table:table-cell office:value-type="float" office:value="69" calcext:value-type="float">
            <text:p>6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250" calcext:value-type="float">
            <text:p>8250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71]*[.R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1]*[.AE71]" office:value-type="float" office:value="8500" calcext:value-type="float">
            <text:p>8500</text:p>
          </table:table-cell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250" calcext:value-type="float">
            <text:p>8250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2]*[.R72]" office:value-type="float" office:value="6750" calcext:value-type="float">
            <text:p>6750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2]*[.AE72]" office:value-type="float" office:value="8500" calcext:value-type="float">
            <text:p>8500</text:p>
          </table:table-cell>
          <table:table-cell office:value-type="float" office:value="71" calcext:value-type="float">
            <text:p>7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250" calcext:value-type="float">
            <text:p>8250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73]*[.R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3]*[.AE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250" calcext:value-type="float">
            <text:p>8250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4]*[.R74]" office:value-type="float" office:value="6750" calcext:value-type="float">
            <text:p>6750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4]*[.AE74]" office:value-type="float" office:value="8500" calcext:value-type="float">
            <text:p>8500</text:p>
          </table:table-cell>
          <table:table-cell office:value-type="float" office:value="73" calcext:value-type="float">
            <text:p>7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250" calcext:value-type="float">
            <text:p>8250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75]*[.R75]" office:value-type="float" office:value="8500" calcext:value-type="float">
            <text:p>8500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AD75]*[.AE75]"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250" calcext:value-type="float">
            <text:p>8250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6]*[.R76]" office:value-type="float" office:value="6750" calcext:value-type="float">
            <text:p>6750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6]*[.AE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7]*[.R77]" office:value-type="float" office:value="6750" calcext:value-type="float">
            <text:p>6750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7]*[.AE77]" office:value-type="float" office:value="8500" calcext:value-type="float">
            <text:p>8500</text:p>
          </table:table-cell>
          <table:table-cell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250" calcext:value-type="float">
            <text:p>8250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78]*[.R78]" office:value-type="float" office:value="8500" calcext:value-type="float">
            <text:p>8500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8]*[.AE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9]*[.R79]" office:value-type="float" office:value="6750" calcext:value-type="float">
            <text:p>6750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9]*[.AE79]" office:value-type="float" office:value="8500" calcext:value-type="float">
            <text:p>8500</text:p>
          </table:table-cell>
          <table:table-cell office:value-type="float" office:value="78" calcext:value-type="float">
            <text:p>7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250" calcext:value-type="float">
            <text:p>8250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0]*[.R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0]*[.AE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81]*[.R81]" office:value-type="float" office:value="6750" calcext:value-type="float">
            <text:p>675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1]*[.AE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250" calcext:value-type="float">
            <text:p>8250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82]*[.R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82]*[.AE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250" calcext:value-type="float">
            <text:p>8250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3]*[.R83]" office:value-type="float" office:value="6000" calcext:value-type="float">
            <text:p>6000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83]*[.AE83]" office:value-type="float" office:value="8500" calcext:value-type="float">
            <text:p>8500</text:p>
          </table:table-cell>
          <table:table-cell office:value-type="float" office:value="82" calcext:value-type="float">
            <text:p>8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250" calcext:value-type="float">
            <text:p>8250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4]*[.R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84]*[.AE84]" office:value-type="float" office:value="8500" calcext:value-type="float">
            <text:p>8500</text:p>
          </table:table-cell>
          <table:table-cell office:value-type="float" office:value="83" calcext:value-type="float">
            <text:p>8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500" calcext:value-type="float">
            <text:p>8500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5]*[.R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5]*[.AE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250" calcext:value-type="float">
            <text:p>8250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6]*[.R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86]*[.AE86]" office:value-type="float" office:value="8500" calcext:value-type="float">
            <text:p>8500</text:p>
          </table:table-cell>
          <table:table-cell office:value-type="float" office:value="85" calcext:value-type="float">
            <text:p>8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250" calcext:value-type="float">
            <text:p>8250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87]*[.R87]" office:value-type="float" office:value="6750" calcext:value-type="float">
            <text:p>6750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AD87]*[.AE87]" office:value-type="float" office:value="5000" calcext:value-type="float">
            <text:p>5000</text:p>
          </table:table-cell>
          <table:table-cell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7500" calcext:value-type="float">
            <text:p>7500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88]*[.R88]" office:value-type="float" office:value="6750" calcext:value-type="float">
            <text:p>6750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8]*[.AE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250" calcext:value-type="float">
            <text:p>8250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89]*[.R89]" office:value-type="float" office:value="8500" calcext:value-type="float">
            <text:p>8500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9]*[.AE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250" calcext:value-type="float">
            <text:p>8250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0]*[.R90]" office:value-type="float" office:value="6750" calcext:value-type="float">
            <text:p>6750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0]*[.AE90]" office:value-type="float" office:value="8500" calcext:value-type="float">
            <text:p>8500</text:p>
          </table:table-cell>
          <table:table-cell office:value-type="float" office:value="89" calcext:value-type="float">
            <text:p>8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1]*[.R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1]*[.AE91]" office:value-type="float" office:value="8500" calcext:value-type="float">
            <text:p>8500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250" calcext:value-type="float">
            <text:p>8250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2]*[.R92]" office:value-type="float" office:value="6000" calcext:value-type="float">
            <text:p>6000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2]*[.AE92]" office:value-type="float" office:value="8500" calcext:value-type="float">
            <text:p>8500</text:p>
          </table:table-cell>
          <table:table-cell office:value-type="float" office:value="91" calcext:value-type="float">
            <text:p>9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250" calcext:value-type="float">
            <text:p>8250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3]*[.R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3]*[.AE93]" office:value-type="float" office:value="8500" calcext:value-type="float">
            <text:p>8500</text:p>
          </table:table-cell>
          <table:table-cell office:value-type="float" office:value="92" calcext:value-type="float">
            <text:p>9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250" calcext:value-type="float">
            <text:p>8250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4]*[.R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4]*[.AE94]" office:value-type="float" office:value="8500" calcext:value-type="float">
            <text:p>8500</text:p>
          </table:table-cell>
          <table:table-cell office:value-type="float" office:value="93" calcext:value-type="float">
            <text:p>9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250" calcext:value-type="float">
            <text:p>8250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5]*[.R95]" office:value-type="float" office:value="6750" calcext:value-type="float">
            <text:p>6750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5]*[.AE95]" office:value-type="float" office:value="8500" calcext:value-type="float">
            <text:p>8500</text:p>
          </table:table-cell>
          <table:table-cell office:value-type="float" office:value="94" calcext:value-type="float">
            <text:p>9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250" calcext:value-type="float">
            <text:p>8250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6]*[.R96]" office:value-type="float" office:value="6750" calcext:value-type="float">
            <text:p>6750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6]*[.AE96]" office:value-type="float" office:value="8500" calcext:value-type="float">
            <text:p>8500</text:p>
          </table:table-cell>
          <table:table-cell office:value-type="float" office:value="95" calcext:value-type="float">
            <text:p>9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250" calcext:value-type="float">
            <text:p>8250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7]*[.R97]" office:value-type="float" office:value="6750" calcext:value-type="float">
            <text:p>6750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7]*[.AE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250" calcext:value-type="float">
            <text:p>8250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8]*[.R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8]*[.AE98]" office:value-type="float" office:value="8500" calcext:value-type="float">
            <text:p>8500</text:p>
          </table:table-cell>
          <table:table-cell office:value-type="float" office:value="97" calcext:value-type="float">
            <text:p>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250" calcext:value-type="float">
            <text:p>8250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9]*[.R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9]*[.AE99]" office:value-type="float" office:value="8500" calcext:value-type="float">
            <text:p>8500</text:p>
          </table:table-cell>
          <table:table-cell office:value-type="float" office:value="98" calcext:value-type="float">
            <text:p>9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250" calcext:value-type="float">
            <text:p>8250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00]*[.R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00]*[.AE100]" office:value-type="float" office:value="8500" calcext:value-type="float">
            <text:p>8500</text:p>
          </table:table-cell>
          <table:table-cell office:value-type="float" office:value="99" calcext:value-type="float">
            <text:p>9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01]*[.R101]"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01]*[.AE101]" office:value-type="float" office:value="8500" calcext:value-type="float">
            <text:p>8500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>
        <table:shapes>
          <draw:frame draw:z-index="0" draw:style-name="gr1" draw:text-style-name="P1" svg:width="17.023cm" svg:height="8.986cm" svg:x="0.732cm" svg:y="2.979cm">
            <draw:object draw:notify-on-update-of-ranges="Sheet7.T2:Sheet7.T12 Sheet7.U1:Sheet7.U1 Sheet7.U2:Sheet7.U12 Sheet7.V1:Sheet7.V1 Sheet7.V2:Sheet7.V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" table:number-columns-repeated="4" table:default-cell-style-name="ce1"/>
        <table:table-column table:style-name="co7" table:number-columns-repeated="7" table:default-cell-style-name="ce1"/>
        <table:table-column table:style-name="co5" table:default-cell-style-name="ce1"/>
        <table:table-column table:style-name="co28" table:number-columns-repeated="2" table:default-cell-style-name="ce1"/>
        <table:table-column table:style-name="co58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" table:number-columns-repeated="985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office:value-type="string" calcext:value-type="string">
            <text:p>評価関数(1列目)</text:p>
          </table:table-cell>
          <table:table-cell office:value-type="string" calcext:value-type="string">
            <text:p>左から16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個数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(1列目)</text:p>
          </table:table-cell>
          <table:table-cell office:value-type="string" calcext:value-type="string">
            <text:p>左から10番目のブロックを削除</text:p>
          </table:table-cell>
          <table:table-cell office:value-type="string" calcext:value-type="string">
            <text:p>ブロック修正なし</text:p>
          </table:table-cell>
          <table:table-cell office:value-type="string" calcext:value-type="string">
            <text:p>評価関数の個数</text:p>
          </table:table-cell>
          <table:table-cell table:number-columns-repeated="2"/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office:value-type="string" calcext:value-type="string">
            <text:p>評価関数(1列目)</text:p>
          </table:table-cell>
          <table:table-cell office:value-type="string" calcext:value-type="string">
            <text:p>左から3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個数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750" calcext:value-type="float">
            <text:p>87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2]*[.Q2]"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2]*[.AF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1列目　左から１6番目のブロック　削除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F2]+[.F3]+[.F5]/3" office:value-type="float" office:value="19750" calcext:value-type="float">
            <text:p>19750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F$2:.$F$101];[.F4])" office:value-type="float" office:value="27" calcext:value-type="float">
            <text:p>27</text:p>
          </table:table-cell>
          <table:table-cell office:value-type="string" calcext:value-type="string">
            <text:p>1列目　左から１0番目のブロック　削除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]*[.Q3]"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R$2:.$R$101];[.R3])"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R2]+[.R3]+[.R13]/3" office:value-type="float" office:value="16750" calcext:value-type="float">
            <text:p>16750</text:p>
          </table:table-cell>
          <table:table-cell/>
          <table:table-cell office:value-type="string" calcext:value-type="string">
            <text:p>1列目　左から3番目のブロック　削除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]*[.AF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table:formula="of:=[.AG4]+[.AG5]+[.AG66]/3" office:value-type="float" office:value="15625" calcext:value-type="float">
            <text:p>15625</text:p>
          </table:table-cell>
          <table:table-cell office:value-type="string" calcext:value-type="string">
            <text:p>4501~5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COUNTIF([.$AG$2:.$AG$101];[.AG2])" office:value-type="float" office:value="35" calcext:value-type="float">
            <text:p>35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]*[.Q4]"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4]*[.AF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0" calcext:value-type="float">
            <text:p>87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]*[.Q5]" office:value-type="float" office:value="6500" calcext:value-type="float">
            <text:p>6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50" calcext:value-type="float">
            <text:p>7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]*[.AF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0" calcext:value-type="float">
            <text:p>5250</text:p>
          </table:table-cell>
          <table:table-cell table:number-columns-repeated="98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750" calcext:value-type="float">
            <text:p>8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F$2:.$F$101];[.F2])"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6]*[.Q6]" office:value-type="float" office:value="6500" calcext:value-type="float">
            <text:p>6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R$2:.$R$101];[.R2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6]*[.AF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AG$2:.$AG$101];[.AG23])" office:value-type="float" office:value="3" calcext:value-type="float">
            <text:p>3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750" calcext:value-type="float">
            <text:p>87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555" calcext:value-type="float">
            <text:p>8555</text:p>
          </table:table-cell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]*[.Q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501~700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formula="of:=AVERAGE([.R2:.R101])" office:value-type="float" office:value="7095" calcext:value-type="float">
            <text:p>70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]*[.AF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AG2:.AG101])" office:value-type="float" office:value="7443.75" calcext:value-type="float">
            <text:p>7443.75</text:p>
          </table:table-cell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750" calcext:value-type="float">
            <text:p>87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8]*[.Q8]" office:value-type="float" office:value="7250" calcext:value-type="float">
            <text:p>7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01~75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]*[.AF8]"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COUNTIF([.$F$2:.$F$101];[.F19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]*[.Q9]"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]*[.AF9]"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AG$2:.$AG$101];[.AG18])" office:value-type="float" office:value="62" calcext:value-type="float">
            <text:p>62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0]*[.Q10]"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0]*[.AF10]" office:value-type="float" office:value="9000" calcext:value-type="float">
            <text:p>9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11]*[.Q11]" office:value-type="float" office:value="7250" calcext:value-type="float">
            <text:p>7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501~9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1]*[.AF11]"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8750" calcext:value-type="float">
            <text:p>87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2]*[.Q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2]*[.AF12]" office:value-type="float" office:value="9000" calcext:value-type="float">
            <text:p>9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8750" calcext:value-type="float">
            <text:p>875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13]*[.Q13]"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501" calcext:value-type="float">
            <text:p>650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13]*[.AF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4]*[.Q14]" office:value-type="float" office:value="6500" calcext:value-type="float">
            <text:p>6500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4]*[.AF14]"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5]*[.Q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5]*[.AF15]" office:value-type="float" office:value="9000" calcext:value-type="float">
            <text:p>9000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750" calcext:value-type="float">
            <text:p>875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6]*[.Q16]" office:value-type="float" office:value="6500" calcext:value-type="float">
            <text:p>6500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6]*[.AF16]" office:value-type="float" office:value="9000" calcext:value-type="float">
            <text:p>9000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750" calcext:value-type="float">
            <text:p>875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17]*[.Q17]"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7]*[.AF17]" office:value-type="float" office:value="9000" calcext:value-type="float">
            <text:p>9000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8750" calcext:value-type="float">
            <text:p>875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8]*[.Q18]" office:value-type="float" office:value="6500" calcext:value-type="float">
            <text:p>6500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8]*[.AF18]" office:value-type="float" office:value="9000" calcext:value-type="float">
            <text:p>9000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9]*[.Q19]" office:value-type="float" office:value="6500" calcext:value-type="float">
            <text:p>6500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9]*[.AF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750" calcext:value-type="float">
            <text:p>875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0]*[.Q20]" office:value-type="float" office:value="6500" calcext:value-type="float">
            <text:p>6500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0]*[.AF20]" office:value-type="float" office:value="9000" calcext:value-type="float">
            <text:p>9000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21]*[.Q21]" office:value-type="float" office:value="7250" calcext:value-type="float">
            <text:p>7250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21]*[.AF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8750" calcext:value-type="float">
            <text:p>875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2]*[.Q22]" office:value-type="float" office:value="6500" calcext:value-type="float">
            <text:p>6500</text:p>
          </table:table-cell>
          <table:table-cell office:value-type="float" office:value="21" calcext:value-type="float">
            <text:p>2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22]*[.AF22]" office:value-type="float" office:value="4875" calcext:value-type="float">
            <text:p>4875</text:p>
          </table:table-cell>
          <table:table-cell office:value-type="float" office:value="21" calcext:value-type="float">
            <text:p>2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000" calcext:value-type="float">
            <text:p>8000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23]*[.Q23]" office:value-type="float" office:value="7250" calcext:value-type="float">
            <text:p>7250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E23]*[.AF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8750" calcext:value-type="float">
            <text:p>875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4]*[.Q24]" office:value-type="float" office:value="6500" calcext:value-type="float">
            <text:p>6500</text:p>
          </table:table-cell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4]*[.AF24]" office:value-type="float" office:value="9000" calcext:value-type="float">
            <text:p>9000</text:p>
          </table:table-cell>
          <table:table-cell office:value-type="float" office:value="23" calcext:value-type="float">
            <text:p>2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5]*[.Q25]" office:value-type="float" office:value="6500" calcext:value-type="float">
            <text:p>6500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5]*[.AF25]" office:value-type="float" office:value="9000" calcext:value-type="float">
            <text:p>9000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750" calcext:value-type="float">
            <text:p>875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26]*[.Q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6]*[.AF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750" calcext:value-type="float">
            <text:p>875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7]*[.Q27]" office:value-type="float" office:value="6500" calcext:value-type="float">
            <text:p>6500</text:p>
          </table:table-cell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7]*[.AF27]" office:value-type="float" office:value="9000" calcext:value-type="float">
            <text:p>9000</text:p>
          </table:table-cell>
          <table:table-cell office:value-type="float" office:value="26" calcext:value-type="float">
            <text:p>2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28]*[.Q28]" office:value-type="float" office:value="7250" calcext:value-type="float">
            <text:p>7250</text:p>
          </table:table-cell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8]*[.AF28]" office:value-type="float" office:value="9000" calcext:value-type="float">
            <text:p>9000</text:p>
          </table:table-cell>
          <table:table-cell office:value-type="float" office:value="27" calcext:value-type="float">
            <text:p>2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000" calcext:value-type="float">
            <text:p>800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9]*[.Q29]" office:value-type="float" office:value="6500" calcext:value-type="float">
            <text:p>6500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29]*[.AF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750" calcext:value-type="float">
            <text:p>8750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0]*[.Q30]" office:value-type="float" office:value="6500" calcext:value-type="float">
            <text:p>6500</text:p>
          </table:table-cell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0]*[.AF30]" office:value-type="float" office:value="4875" calcext:value-type="float">
            <text:p>4875</text:p>
          </table:table-cell>
          <table:table-cell office:value-type="float" office:value="29" calcext:value-type="float">
            <text:p>2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8750" calcext:value-type="float">
            <text:p>875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1]*[.Q31]"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1]*[.AF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750" calcext:value-type="float">
            <text:p>8750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2]*[.Q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32]*[.AF32]" office:value-type="float" office:value="9000" calcext:value-type="float">
            <text:p>9000</text:p>
          </table:table-cell>
          <table:table-cell office:value-type="float" office:value="31" calcext:value-type="float">
            <text:p>3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750" calcext:value-type="float">
            <text:p>875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33]*[.Q33]" office:value-type="float" office:value="7250" calcext:value-type="float">
            <text:p>7250</text:p>
          </table:table-cell>
          <table:table-cell office:value-type="float" office:value="32" calcext:value-type="float">
            <text:p>3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33]*[.AF33]" office:value-type="float" office:value="9000" calcext:value-type="float">
            <text:p>9000</text:p>
          </table:table-cell>
          <table:table-cell office:value-type="float" office:value="32" calcext:value-type="float">
            <text:p>3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000" calcext:value-type="float">
            <text:p>8000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34]*[.Q34]" office:value-type="float" office:value="7250" calcext:value-type="float">
            <text:p>7250</text:p>
          </table:table-cell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4]*[.AF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750" calcext:value-type="float">
            <text:p>875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5]*[.Q35]" office:value-type="float" office:value="6500" calcext:value-type="float">
            <text:p>6500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5]*[.AF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8750" calcext:value-type="float">
            <text:p>875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36]*[.Q36]" office:value-type="float" office:value="7250" calcext:value-type="float">
            <text:p>7250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6]*[.AF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8750" calcext:value-type="float">
            <text:p>875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7]*[.Q37]" office:value-type="float" office:value="6500" calcext:value-type="float">
            <text:p>6500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37]*[.AF37]" office:value-type="float" office:value="9000" calcext:value-type="float">
            <text:p>9000</text:p>
          </table:table-cell>
          <table:table-cell office:value-type="float" office:value="36" calcext:value-type="float">
            <text:p>3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750" calcext:value-type="float">
            <text:p>8750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38]*[.Q38]" office:value-type="float" office:value="7250" calcext:value-type="float">
            <text:p>7250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8]*[.AF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750" calcext:value-type="float">
            <text:p>8750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9]*[.Q39]" office:value-type="float" office:value="6500" calcext:value-type="float">
            <text:p>6500</text:p>
          </table:table-cell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39]*[.AF39]" office:value-type="float" office:value="9000" calcext:value-type="float">
            <text:p>9000</text:p>
          </table:table-cell>
          <table:table-cell office:value-type="float" office:value="38" calcext:value-type="float">
            <text:p>3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40]*[.Q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40]*[.AF40]" office:value-type="float" office:value="4875" calcext:value-type="float">
            <text:p>4875</text:p>
          </table:table-cell>
          <table:table-cell office:value-type="float" office:value="39" calcext:value-type="float">
            <text:p>3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1]*[.Q41]"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1]*[.AF41]" office:value-type="float" office:value="9000" calcext:value-type="float">
            <text:p>9000</text:p>
          </table:table-cell>
          <table:table-cell office:value-type="float" office:value="40" calcext:value-type="float">
            <text:p>4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8750" calcext:value-type="float">
            <text:p>875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2]*[.Q42]" office:value-type="float" office:value="6500" calcext:value-type="float">
            <text:p>6500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2]*[.AF42]" office:value-type="float" office:value="9000" calcext:value-type="float">
            <text:p>9000</text:p>
          </table:table-cell>
          <table:table-cell office:value-type="float" office:value="41" calcext:value-type="float">
            <text:p>4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000" calcext:value-type="float">
            <text:p>800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3]*[.Q43]" office:value-type="float" office:value="6500" calcext:value-type="float">
            <text:p>6500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3]*[.AF43]" office:value-type="float" office:value="9000" calcext:value-type="float">
            <text:p>9000</text:p>
          </table:table-cell>
          <table:table-cell office:value-type="float" office:value="42" calcext:value-type="float">
            <text:p>4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750" calcext:value-type="float">
            <text:p>8750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44]*[.Q44]" office:value-type="float" office:value="7250" calcext:value-type="float">
            <text:p>7250</text:p>
          </table:table-cell>
          <table:table-cell office:value-type="float" office:value="43" calcext:value-type="float">
            <text:p>4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4]*[.AF44]" office:value-type="float" office:value="9000" calcext:value-type="float">
            <text:p>9000</text:p>
          </table:table-cell>
          <table:table-cell office:value-type="float" office:value="43" calcext:value-type="float">
            <text:p>4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750" calcext:value-type="float">
            <text:p>8750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5]*[.Q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45]*[.AF45]" office:value-type="float" office:value="4875" calcext:value-type="float">
            <text:p>4875</text:p>
          </table:table-cell>
          <table:table-cell office:value-type="float" office:value="44" calcext:value-type="float">
            <text:p>4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750" calcext:value-type="float">
            <text:p>8750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6]*[.Q46]" office:value-type="float" office:value="6500" calcext:value-type="float">
            <text:p>65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46]*[.AF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7]*[.Q47]" office:value-type="float" office:value="6500" calcext:value-type="float">
            <text:p>6500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7]*[.AF47]" office:value-type="float" office:value="9000" calcext:value-type="float">
            <text:p>9000</text:p>
          </table:table-cell>
          <table:table-cell office:value-type="float" office:value="46" calcext:value-type="float">
            <text:p>4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8750" calcext:value-type="float">
            <text:p>8750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8]*[.Q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8]*[.AF48]" office:value-type="float" office:value="9000" calcext:value-type="float">
            <text:p>9000</text:p>
          </table:table-cell>
          <table:table-cell office:value-type="float" office:value="47" calcext:value-type="float">
            <text:p>4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000" calcext:value-type="float">
            <text:p>800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9]*[.Q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9]*[.AF49]" office:value-type="float" office:value="9000" calcext:value-type="float">
            <text:p>9000</text:p>
          </table:table-cell>
          <table:table-cell office:value-type="float" office:value="48" calcext:value-type="float">
            <text:p>4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750" calcext:value-type="float">
            <text:p>87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0]*[.Q50]" office:value-type="float" office:value="6500" calcext:value-type="float">
            <text:p>6500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50]*[.AF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8750" calcext:value-type="float">
            <text:p>875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1]*[.Q51]"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1]*[.AF51]" office:value-type="float" office:value="9000" calcext:value-type="float">
            <text:p>9000</text:p>
          </table:table-cell>
          <table:table-cell office:value-type="float" office:value="50" calcext:value-type="float">
            <text:p>5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000" calcext:value-type="float">
            <text:p>8000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2]*[.Q52]" office:value-type="float" office:value="6500" calcext:value-type="float">
            <text:p>6500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2]*[.AF52]" office:value-type="float" office:value="9000" calcext:value-type="float">
            <text:p>9000</text:p>
          </table:table-cell>
          <table:table-cell office:value-type="float" office:value="51" calcext:value-type="float">
            <text:p>5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750" calcext:value-type="float">
            <text:p>875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3]*[.Q53]" office:value-type="float" office:value="6500" calcext:value-type="float">
            <text:p>6500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3]*[.AF53]" office:value-type="float" office:value="9000" calcext:value-type="float">
            <text:p>9000</text:p>
          </table:table-cell>
          <table:table-cell office:value-type="float" office:value="52" calcext:value-type="float">
            <text:p>5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8000" calcext:value-type="float">
            <text:p>800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54]*[.Q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4]*[.AF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750" calcext:value-type="float">
            <text:p>875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5]*[.Q55]" office:value-type="float" office:value="6500" calcext:value-type="float">
            <text:p>6500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5]*[.AF55]" office:value-type="float" office:value="9000" calcext:value-type="float">
            <text:p>9000</text:p>
          </table:table-cell>
          <table:table-cell office:value-type="float" office:value="54" calcext:value-type="float">
            <text:p>5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8750" calcext:value-type="float">
            <text:p>8750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6]*[.Q56]" office:value-type="float" office:value="6500" calcext:value-type="float">
            <text:p>65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56]*[.AF56]" office:value-type="float" office:value="4875" calcext:value-type="float">
            <text:p>4875</text:p>
          </table:table-cell>
          <table:table-cell office:value-type="float" office:value="55" calcext:value-type="float">
            <text:p>5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750" calcext:value-type="float">
            <text:p>875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7]*[.Q57]" office:value-type="float" office:value="6500" calcext:value-type="float">
            <text:p>6500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7]*[.AF57]" office:value-type="float" office:value="9000" calcext:value-type="float">
            <text:p>9000</text:p>
          </table:table-cell>
          <table:table-cell office:value-type="float" office:value="56" calcext:value-type="float">
            <text:p>5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8750" calcext:value-type="float">
            <text:p>8750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8]*[.Q58]" office:value-type="float" office:value="6500" calcext:value-type="float">
            <text:p>6500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58]*[.AF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750" calcext:value-type="float">
            <text:p>8750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59]*[.Q59]" office:value-type="float" office:value="7250" calcext:value-type="float">
            <text:p>7250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59]*[.AF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000" calcext:value-type="float">
            <text:p>8000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0]*[.Q60]" office:value-type="float" office:value="7250" calcext:value-type="float">
            <text:p>7250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0]*[.AF60]" office:value-type="float" office:value="9000" calcext:value-type="float">
            <text:p>9000</text:p>
          </table:table-cell>
          <table:table-cell office:value-type="float" office:value="59" calcext:value-type="float">
            <text:p>5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750" calcext:value-type="float">
            <text:p>875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1]*[.Q61]" office:value-type="float" office:value="7250" calcext:value-type="float">
            <text:p>72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1]*[.AF61]" office:value-type="float" office:value="9000" calcext:value-type="float">
            <text:p>9000</text:p>
          </table:table-cell>
          <table:table-cell office:value-type="float" office:value="60" calcext:value-type="float">
            <text:p>6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2]*[.Q62]" office:value-type="float" office:value="7250" calcext:value-type="float">
            <text:p>7250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62]*[.AF62]" office:value-type="float" office:value="4875" calcext:value-type="float">
            <text:p>4875</text:p>
          </table:table-cell>
          <table:table-cell office:value-type="float" office:value="61" calcext:value-type="float">
            <text:p>6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8750" calcext:value-type="float">
            <text:p>8750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63]*[.Q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3]*[.AF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8750" calcext:value-type="float">
            <text:p>875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4]*[.Q64]" office:value-type="float" office:value="7250" calcext:value-type="float">
            <text:p>7250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4]*[.AF64]" office:value-type="float" office:value="9000" calcext:value-type="float">
            <text:p>9000</text:p>
          </table:table-cell>
          <table:table-cell office:value-type="float" office:value="63" calcext:value-type="float">
            <text:p>6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750" calcext:value-type="float">
            <text:p>8750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65]*[.Q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5]*[.AF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750" calcext:value-type="float">
            <text:p>8750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6]*[.Q66]" office:value-type="float" office:value="7250" calcext:value-type="float">
            <text:p>72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E66]*[.AF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750" calcext:value-type="float">
            <text:p>8750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67]*[.Q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7]*[.AF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8750" calcext:value-type="float">
            <text:p>8750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68]*[.Q68]" office:value-type="float" office:value="6500" calcext:value-type="float">
            <text:p>6500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68]*[.AF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9]*[.Q69]" office:value-type="float" office:value="7250" calcext:value-type="float">
            <text:p>7250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9]*[.AF69]" office:value-type="float" office:value="9000" calcext:value-type="float">
            <text:p>9000</text:p>
          </table:table-cell>
          <table:table-cell office:value-type="float" office:value="68" calcext:value-type="float">
            <text:p>6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750" calcext:value-type="float">
            <text:p>8750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70]*[.Q70]" office:value-type="float" office:value="7250" calcext:value-type="float">
            <text:p>7250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70]*[.AF70]" office:value-type="float" office:value="9000" calcext:value-type="float">
            <text:p>9000</text:p>
          </table:table-cell>
          <table:table-cell office:value-type="float" office:value="69" calcext:value-type="float">
            <text:p>6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750" calcext:value-type="float">
            <text:p>8750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1]*[.Q71]" office:value-type="float" office:value="6500" calcext:value-type="float">
            <text:p>65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71]*[.AF71]" office:value-type="float" office:value="9000" calcext:value-type="float">
            <text:p>9000</text:p>
          </table:table-cell>
          <table:table-cell office:value-type="float" office:value="70" calcext:value-type="float">
            <text:p>7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750" calcext:value-type="float">
            <text:p>875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2]*[.Q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2]*[.AF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73]*[.Q73]" office:value-type="float" office:value="7250" calcext:value-type="float">
            <text:p>7250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3]*[.AF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750" calcext:value-type="float">
            <text:p>8750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4]*[.Q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4]*[.AF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750" calcext:value-type="float">
            <text:p>8750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75]*[.Q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75]*[.AF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6]*[.Q76]" office:value-type="float" office:value="6500" calcext:value-type="float">
            <text:p>65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6]*[.AF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750" calcext:value-type="float">
            <text:p>8750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7]*[.Q77]" office:value-type="float" office:value="6500" calcext:value-type="float">
            <text:p>6500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77]*[.AF77]" office:value-type="float" office:value="9000" calcext:value-type="float">
            <text:p>9000</text:p>
          </table:table-cell>
          <table:table-cell office:value-type="float" office:value="76" calcext:value-type="float">
            <text:p>7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750" calcext:value-type="float">
            <text:p>8750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8]*[.Q78]" office:value-type="float" office:value="6500" calcext:value-type="float">
            <text:p>6500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8]*[.AF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79]*[.Q79]" office:value-type="float" office:value="9000" calcext:value-type="float">
            <text:p>9000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9]*[.AF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750" calcext:value-type="float">
            <text:p>875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80]*[.Q80]" office:value-type="float" office:value="7250" calcext:value-type="float">
            <text:p>7250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0]*[.AF80]" office:value-type="float" office:value="9000" calcext:value-type="float">
            <text:p>9000</text:p>
          </table:table-cell>
          <table:table-cell office:value-type="float" office:value="79" calcext:value-type="float">
            <text:p>7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750" calcext:value-type="float">
            <text:p>875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81]*[.Q81]" office:value-type="float" office:value="9000" calcext:value-type="float">
            <text:p>9000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81]*[.AF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750" calcext:value-type="float">
            <text:p>875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82]*[.Q82]" office:value-type="float" office:value="6500" calcext:value-type="float">
            <text:p>6500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2]*[.AF82]" office:value-type="float" office:value="9000" calcext:value-type="float">
            <text:p>9000</text:p>
          </table:table-cell>
          <table:table-cell office:value-type="float" office:value="81" calcext:value-type="float">
            <text:p>8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750" calcext:value-type="float">
            <text:p>8750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83]*[.Q83]" office:value-type="float" office:value="7250" calcext:value-type="float">
            <text:p>7250</text:p>
          </table:table-cell>
          <table:table-cell office:value-type="float" office:value="82" calcext:value-type="float">
            <text:p>8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3]*[.AF83]" office:value-type="float" office:value="9000" calcext:value-type="float">
            <text:p>9000</text:p>
          </table:table-cell>
          <table:table-cell office:value-type="float" office:value="82" calcext:value-type="float">
            <text:p>8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000" calcext:value-type="float">
            <text:p>800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84]*[.Q84]" office:value-type="float" office:value="6500" calcext:value-type="float">
            <text:p>6500</text:p>
          </table:table-cell>
          <table:table-cell office:value-type="float" office:value="83" calcext:value-type="float">
            <text:p>8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4]*[.AF84]" office:value-type="float" office:value="9000" calcext:value-type="float">
            <text:p>9000</text:p>
          </table:table-cell>
          <table:table-cell office:value-type="float" office:value="83" calcext:value-type="float">
            <text:p>8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750" calcext:value-type="float">
            <text:p>8750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85]*[.Q85]" office:value-type="float" office:value="7250" calcext:value-type="float">
            <text:p>7250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85]*[.AF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750" calcext:value-type="float">
            <text:p>8750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86]*[.Q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6]*[.AF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87]*[.Q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7]*[.AF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8750" calcext:value-type="float">
            <text:p>875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88]*[.Q88]" office:value-type="float" office:value="6500" calcext:value-type="float">
            <text:p>6500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8]*[.AF88]" office:value-type="float" office:value="9000" calcext:value-type="float">
            <text:p>9000</text:p>
          </table:table-cell>
          <table:table-cell office:value-type="float" office:value="87" calcext:value-type="float">
            <text:p>8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750" calcext:value-type="float">
            <text:p>8750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89]*[.Q89]" office:value-type="float" office:value="6500" calcext:value-type="float">
            <text:p>6500</text:p>
          </table:table-cell>
          <table:table-cell office:value-type="float" office:value="88" calcext:value-type="float">
            <text:p>8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9]*[.AF89]" office:value-type="float" office:value="9000" calcext:value-type="float">
            <text:p>9000</text:p>
          </table:table-cell>
          <table:table-cell office:value-type="float" office:value="88" calcext:value-type="float">
            <text:p>8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750" calcext:value-type="float">
            <text:p>8750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90]*[.Q90]" office:value-type="float" office:value="9000" calcext:value-type="float">
            <text:p>9000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90]*[.AF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750" calcext:value-type="float">
            <text:p>8750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1]*[.Q91]" office:value-type="float" office:value="6500" calcext:value-type="float">
            <text:p>6500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91]*[.AF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750" calcext:value-type="float">
            <text:p>875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92]*[.Q92]" office:value-type="float" office:value="7250" calcext:value-type="float">
            <text:p>7250</text:p>
          </table:table-cell>
          <table:table-cell office:value-type="float" office:value="91" calcext:value-type="float">
            <text:p>91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2]*[.AF92]" office:value-type="float" office:value="9000" calcext:value-type="float">
            <text:p>9000</text:p>
          </table:table-cell>
          <table:table-cell office:value-type="float" office:value="91" calcext:value-type="float">
            <text:p>9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750" calcext:value-type="float">
            <text:p>8750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3]*[.Q93]" office:value-type="float" office:value="6500" calcext:value-type="float">
            <text:p>6500</text:p>
          </table:table-cell>
          <table:table-cell office:value-type="float" office:value="92" calcext:value-type="float">
            <text:p>9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3]*[.AF93]" office:value-type="float" office:value="9000" calcext:value-type="float">
            <text:p>9000</text:p>
          </table:table-cell>
          <table:table-cell office:value-type="float" office:value="92" calcext:value-type="float">
            <text:p>9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750" calcext:value-type="float">
            <text:p>8750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4]*[.Q94]" office:value-type="float" office:value="6500" calcext:value-type="float">
            <text:p>6500</text:p>
          </table:table-cell>
          <table:table-cell office:value-type="float" office:value="93" calcext:value-type="float">
            <text:p>9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E94]*[.AF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750" calcext:value-type="float">
            <text:p>8750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5]*[.Q95]" office:value-type="float" office:value="6500" calcext:value-type="float">
            <text:p>6500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5]*[.AF95]" office:value-type="float" office:value="9000" calcext:value-type="float">
            <text:p>9000</text:p>
          </table:table-cell>
          <table:table-cell office:value-type="float" office:value="94" calcext:value-type="float">
            <text:p>9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750" calcext:value-type="float">
            <text:p>8750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96]*[.Q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6]*[.AF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750" calcext:value-type="float">
            <text:p>8750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7]*[.Q97]" office:value-type="float" office:value="6500" calcext:value-type="float">
            <text:p>6500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97]*[.AF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98]*[.Q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8]*[.AF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750" calcext:value-type="float">
            <text:p>875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99]*[.Q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9]*[.AF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750" calcext:value-type="float">
            <text:p>8750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100]*[.Q100]" office:value-type="float" office:value="7250" calcext:value-type="float">
            <text:p>7250</text:p>
          </table:table-cell>
          <table:table-cell office:value-type="float" office:value="99" calcext:value-type="float">
            <text:p>99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00]*[.AF100]"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8750" calcext:value-type="float">
            <text:p>875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01]*[.Q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01]*[.AF101]"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table:number-columns-repeated="99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/00/00</text:date>, <text:time style:data-style-name="N2" text:time-value="19:53:45.2150759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7T20:17:04.699489507</dc:date>
    <meta:editing-duration>PT21H36M55S</meta:editing-duration>
    <meta:editing-cycles>1243</meta:editing-cycles>
    <meta:document-statistic meta:table-count="7" meta:cell-count="11827" meta:object-count="9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8.987cm" xlink:href=".." xlink:type="simple" chart:class="chart:bar" chart:style-name="ch1">
        <chart:title svg:x="7.305cm" svg:y="0.315cm" chart:style-name="ch2">
          <text:p>6列目</text:p>
        </chart:title>
        <chart:legend chart:legend-position="end" svg:x="10.582cm" svg:y="3.839cm" style:legend-expansion="high" chart:style-name="ch3"/>
        <chart:plot-area chart:style-name="ch4" table:cell-range-address="Sheet2.AL1:Sheet2.AN12" chart:data-source-has-labels="both" svg:x="0.32cm" svg:y="1.431cm" svg:width="9.942cm" svg:height="7.377cm">
          <chartooo:coordinate-region svg:x="1.239cm" svg:y="1.431cm" svg:width="9.023cm" svg:height="5.45cm"/>
          <chart:axis chart:dimension="x" chart:name="primary-x" chart:style-name="ch5" chartooo:axis-type="auto">
            <chartooo:date-scale/>
            <chart:categories table:cell-range-address="Sheet2.AL2:Sheet2.AL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AM2:Sheet2.AM12" chart:label-cell-address="Sheet2.AM1:Sheet2.AM1" chart:class="chart:bar">
            <chart:data-point chart:repeated="11"/>
          </chart:series>
          <chart:series chart:style-name="ch9" chart:values-cell-range-address="Sheet2.AN2:Sheet2.AN12" chart:label-cell-address="Sheet2.AN1:Sheet2.AN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2番目の収納棚を削除</text:p>
                <draw:g>
                  <svg:desc>Sheet2.AM1:Sheet2.AM1</svg:desc>
                </draw:g>
              </table:table-cell>
              <table:table-cell office:value-type="string">
                <text:p>収納棚修正なし</text:p>
                <draw:g>
                  <svg:desc>Sheet2.AN1:Sheet2.A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2.AL2:Sheet2.AL12</svg:desc>
                </draw:g>
              </table:table-cell>
              <table:table-cell office:value-type="float" office:value="0">
                <text:p>0</text:p>
                <draw:g>
                  <svg:desc>Sheet2.AM2:Sheet2.AM12</svg:desc>
                </draw:g>
              </table:table-cell>
              <table:table-cell office:value-type="float" office:value="0">
                <text:p>0</text:p>
                <draw:g>
                  <svg:desc>Sheet2.AN2:Sheet2.AN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bar" chart:style-name="ch1">
        <chart:legend chart:legend-position="end" svg:x="10.556cm" svg:y="3.839cm" style:legend-expansion="high" chart:style-name="ch2"/>
        <chart:plot-area chart:style-name="ch3" table:cell-range-address="Sheet3.R1:Sheet3.T12" chart:data-source-has-labels="both" svg:x="0.319cm" svg:y="0.179cm" svg:width="9.918cm" svg:height="8.629cm">
          <chartooo:coordinate-region svg:x="1.239cm" svg:y="0.179cm" svg:width="8.998cm" svg:height="6.702cm"/>
          <chart:axis chart:dimension="x" chart:name="primary-x" chart:style-name="ch4" chartooo:axis-type="auto">
            <chartooo:date-scale/>
            <chart:categories table:cell-range-address="Sheet3.R2:Sheet3.R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S2:Sheet3.S12" chart:label-cell-address="Sheet3.S1:Sheet3.S1" chart:class="chart:bar">
            <chart:data-point chart:repeated="11"/>
          </chart:series>
          <chart:series chart:style-name="ch8" chart:values-cell-range-address="Sheet3.T2:Sheet3.T12" chart:label-cell-address="Sheet3.T1:Sheet3.T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4番目の収納棚を削除</text:p>
                <draw:g>
                  <svg:desc>Sheet3.S1:Sheet3.S1</svg:desc>
                </draw:g>
              </table:table-cell>
              <table:table-cell office:value-type="string">
                <text:p>収納棚修正なし</text:p>
                <draw:g>
                  <svg:desc>Sheet3.T1:Sheet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3.R2:Sheet3.R12</svg:desc>
                </draw:g>
              </table:table-cell>
              <table:table-cell office:value-type="float" office:value="0">
                <text:p>0</text:p>
                <draw:g>
                  <svg:desc>Sheet3.S2:Sheet3.S12</svg:desc>
                </draw:g>
              </table:table-cell>
              <table:table-cell office:value-type="float" office:value="0">
                <text:p>0</text:p>
                <draw:g>
                  <svg:desc>Sheet3.T2:Sheet3.T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68cm" svg:y="3.846cm" style:legend-expansion="high" chart:style-name="ch2"/>
        <chart:plot-area chart:style-name="ch3" table:cell-range-address="Sheet3.H1:Sheet3.J12" chart:data-source-has-labels="both" svg:x="0.32cm" svg:y="0.18cm" svg:width="9.928cm" svg:height="8.64cm">
          <chartooo:coordinate-region svg:x="1.24cm" svg:y="0.18cm" svg:width="9.008cm" svg:height="6.713cm"/>
          <chart:axis chart:dimension="x" chart:name="primary-x" chart:style-name="ch4" chartooo:axis-type="auto">
            <chartooo:date-scale/>
            <chart:categories table:cell-range-address="Sheet3.H2:Sheet3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I2:Sheet3.I12" chart:label-cell-address="Sheet3.I1:Sheet3.I1" chart:class="chart:bar">
            <chart:data-point chart:repeated="11"/>
          </chart:series>
          <chart:series chart:style-name="ch8" chart:values-cell-range-address="Sheet3.J2:Sheet3.J12" chart:label-cell-address="Sheet3.J1:Sheet3.J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3番目の収納棚を削除</text:p>
                <draw:g>
                  <svg:desc>Sheet3.I1:Sheet3.I1</svg:desc>
                </draw:g>
              </table:table-cell>
              <table:table-cell office:value-type="string">
                <text:p>収納棚修正なし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3.H2:Sheet3.H12</svg:desc>
                </draw:g>
              </table:table-cell>
              <table:table-cell office:value-type="float" office:value="0">
                <text:p>0</text:p>
                <draw:g>
                  <svg:desc>Sheet3.I2:Sheet3.I12</svg:desc>
                </draw:g>
              </table:table-cell>
              <table:table-cell office:value-type="float" office:value="0">
                <text:p>0</text:p>
                <draw:g>
                  <svg:desc>Sheet3.J2:Sheet3.J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24cm" svg:height="8.987cm" xlink:href=".." xlink:type="simple" chart:class="chart:bar" chart:style-name="ch1">
        <chart:title svg:x="7.81cm" svg:y="0.315cm" chart:style-name="ch2">
          <text:p>1列目</text:p>
        </chart:title>
        <chart:legend chart:legend-position="end" svg:x="11.248cm" svg:y="3.839cm" style:legend-expansion="high" chart:style-name="ch3"/>
        <chart:plot-area chart:style-name="ch4" table:cell-range-address="Sheet7.T1:Sheet7.V12" chart:data-source-has-labels="both" svg:x="1.431cm" svg:y="1.431cm" svg:width="9.477cm" svg:height="6.316cm">
          <chartooo:coordinate-region svg:x="2.372cm" svg:y="1.431cm" svg:width="8.536cm" svg:height="4.389cm"/>
          <chart:axis chart:dimension="x" chart:name="primary-x" chart:style-name="ch5" chartooo:axis-type="auto">
            <chartooo:date-scale/>
            <chart:title svg:x="3.495cm" svg:y="7.926cm" chart:style-name="ch6">
              <text:p>評価関数(総ステップ数x収納密度)</text:p>
            </chart:title>
            <chart:categories table:cell-range-address="Sheet7.T2:Sheet7.T12"/>
          </chart:axis>
          <chart:axis chart:dimension="y" chart:name="primary-y" chart:style-name="ch7">
            <chart:title svg:x="0.451cm" svg:y="4.964cm" chart:style-name="ch8">
              <text:p>頻度</text:p>
            </chart:title>
            <chart:grid chart:style-name="ch9" chart:class="major"/>
          </chart:axis>
          <chart:series chart:style-name="ch10" chart:values-cell-range-address="Sheet7.U2:Sheet7.U12" chart:label-cell-address="Sheet7.U1:Sheet7.U1" chart:class="chart:bar">
            <chart:data-point chart:repeated="11"/>
          </chart:series>
          <chart:series chart:style-name="ch11" chart:values-cell-range-address="Sheet7.V2:Sheet7.V12" chart:label-cell-address="Sheet7.V1:Sheet7.V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0番目のブロックを削除</text:p>
                <draw:g>
                  <svg:desc>Sheet7.U1:Sheet7.U1</svg:desc>
                </draw:g>
              </table:table-cell>
              <table:table-cell office:value-type="string">
                <text:p>ブロック修正なし</text:p>
                <draw:g>
                  <svg:desc>Sheet7.V1:Sheet7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7.T2:Sheet7.T12</svg:desc>
                </draw:g>
              </table:table-cell>
              <table:table-cell office:value-type="float" office:value="0">
                <text:p>0</text:p>
                <draw:g>
                  <svg:desc>Sheet7.U2:Sheet7.U12</svg:desc>
                </draw:g>
              </table:table-cell>
              <table:table-cell office:value-type="float" office:value="0">
                <text:p>0</text:p>
                <draw:g>
                  <svg:desc>Sheet7.V2:Sheet7.V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95cm" svg:height="8.987cm" xlink:href=".." xlink:type="simple" chart:class="chart:bar" chart:style-name="ch1">
        <chart:title svg:x="8.289cm" svg:y="0.315cm" chart:style-name="ch2">
          <text:p>４列目</text:p>
        </chart:title>
        <chart:legend chart:legend-position="end" svg:x="12.319cm" svg:y="3.839cm" style:legend-expansion="high" chart:style-name="ch3"/>
        <chart:plot-area chart:style-name="ch4" table:cell-range-address="Sheet4.S1:Sheet4.U12" chart:data-source-has-labels="both" svg:x="1.452cm" svg:y="1.431cm" svg:width="10.506cm" svg:height="6.316cm">
          <chartooo:coordinate-region svg:x="2.345cm" svg:y="1.431cm" svg:width="9.613cm" svg:height="4.389cm"/>
          <chart:axis chart:dimension="x" chart:name="primary-x" chart:style-name="ch5" chartooo:axis-type="auto">
            <chartooo:date-scale/>
            <chart:title svg:x="3.991cm" svg:y="7.926cm" chart:style-name="ch6">
              <text:p>評価関数(総ステップ数x 収納密度)</text:p>
            </chart:title>
            <chart:categories table:cell-range-address="Sheet4.S2:Sheet4.S12"/>
          </chart:axis>
          <chart:axis chart:dimension="y" chart:name="primary-y" chart:style-name="ch7">
            <chart:title svg:x="0.451cm" svg:y="4.964cm" chart:style-name="ch8">
              <text:p>頻度</text:p>
            </chart:title>
            <chart:grid chart:style-name="ch9" chart:class="major"/>
          </chart:axis>
          <chart:series chart:style-name="ch10" chart:values-cell-range-address="Sheet4.T2:Sheet4.T12" chart:label-cell-address="Sheet4.T1:Sheet4.T1" chart:class="chart:bar">
            <chart:data-point chart:repeated="11"/>
          </chart:series>
          <chart:series chart:style-name="ch11" chart:values-cell-range-address="Sheet4.U2:Sheet4.U12" chart:label-cell-address="Sheet4.U1:Sheet4.U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2番目のブロックを削除</text:p>
                <draw:g>
                  <svg:desc>Sheet4.T1:Sheet4.T1</svg:desc>
                </draw:g>
              </table:table-cell>
              <table:table-cell office:value-type="string">
                <text:p>ブロック修正なし</text:p>
                <draw:g>
                  <svg:desc>Sheet4.U1:Sheet4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4.S2:Sheet4.S12</svg:desc>
                </draw:g>
              </table:table-cell>
              <table:table-cell office:value-type="float" office:value="0">
                <text:p>0</text:p>
                <draw:g>
                  <svg:desc>Sheet4.T2:Sheet4.T12</svg:desc>
                </draw:g>
              </table:table-cell>
              <table:table-cell office:value-type="float" office:value="0">
                <text:p>0</text:p>
                <draw:g>
                  <svg:desc>Sheet4.U2:Sheet4.U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53cm" svg:height="8.987cm" xlink:href=".." xlink:type="simple" chart:class="chart:bar" chart:style-name="ch1">
        <chart:title svg:x="8.024cm" svg:y="0.315cm" chart:style-name="ch2">
          <text:p>2列目</text:p>
        </chart:title>
        <chart:legend chart:legend-position="end" svg:x="11.677cm" svg:y="3.839cm" style:legend-expansion="high" chart:style-name="ch3"/>
        <chart:plot-area chart:style-name="ch4" table:cell-range-address="Sheet6.V1:Sheet6.X12" chart:data-source-has-labels="both" svg:x="1.44cm" svg:y="1.431cm" svg:width="9.888cm" svg:height="6.316cm">
          <chartooo:coordinate-region svg:x="2.362cm" svg:y="1.431cm" svg:width="8.966cm" svg:height="4.389cm"/>
          <chart:axis chart:dimension="x" chart:name="primary-x" chart:style-name="ch5" chartooo:axis-type="auto">
            <chartooo:date-scale/>
            <chart:title svg:x="3.71cm" svg:y="7.926cm" chart:style-name="ch6">
              <text:p>評価関数(総ステップ数x収納密度)</text:p>
            </chart:title>
            <chart:categories table:cell-range-address="Sheet6.V2:Sheet6.V12"/>
          </chart:axis>
          <chart:axis chart:dimension="y" chart:name="primary-y" chart:style-name="ch7">
            <chart:title svg:x="0.451cm" svg:y="4.964cm" chart:style-name="ch8">
              <text:p>頻度</text:p>
            </chart:title>
            <chart:grid chart:style-name="ch9" chart:class="major"/>
          </chart:axis>
          <chart:series chart:style-name="ch10" chart:values-cell-range-address="Sheet6.W2:Sheet6.W12" chart:label-cell-address="Sheet6.W1:Sheet6.W1" chart:class="chart:bar">
            <chart:data-point chart:repeated="11"/>
          </chart:series>
          <chart:series chart:style-name="ch11" chart:values-cell-range-address="Sheet6.X2:Sheet6.X12" chart:label-cell-address="Sheet6.X1:Sheet6.X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0番目のブロックを削除</text:p>
                <draw:g>
                  <svg:desc>Sheet6.W1:Sheet6.W1</svg:desc>
                </draw:g>
              </table:table-cell>
              <table:table-cell office:value-type="string">
                <text:p>ブロック修正なし</text:p>
                <draw:g>
                  <svg:desc>Sheet6.X1:Sheet6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6.V2:Sheet6.V12</svg:desc>
                </draw:g>
              </table:table-cell>
              <table:table-cell office:value-type="float" office:value="0">
                <text:p>0</text:p>
                <draw:g>
                  <svg:desc>Sheet6.W2:Sheet6.W12</svg:desc>
                </draw:g>
              </table:table-cell>
              <table:table-cell office:value-type="float" office:value="0">
                <text:p>0</text:p>
                <draw:g>
                  <svg:desc>Sheet6.X2:Sheet6.X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18cm" svg:height="8.988cm" xlink:href=".." xlink:type="simple" chart:class="chart:bar" chart:style-name="ch1">
        <chart:title svg:x="7.757cm" svg:y="0.315cm" chart:style-name="ch2">
          <text:p>3列目</text:p>
        </chart:title>
        <chart:legend chart:legend-position="end" svg:x="11.142cm" svg:y="3.84cm" style:legend-expansion="high" chart:style-name="ch3"/>
        <chart:plot-area chart:style-name="ch4" table:cell-range-address="Sheet5.R1:Sheet5.T12" chart:data-source-has-labels="both" svg:x="1.429cm" svg:y="1.431cm" svg:width="9.375cm" svg:height="6.317cm">
          <chartooo:coordinate-region svg:x="2.374cm" svg:y="1.431cm" svg:width="8.43cm" svg:height="4.39cm"/>
          <chart:axis chart:dimension="x" chart:name="primary-x" chart:style-name="ch5" chartooo:axis-type="auto">
            <chartooo:date-scale/>
            <chart:title svg:x="3.442cm" svg:y="7.927cm" chart:style-name="ch6">
              <text:p>評価関数(総ステップ数x収納密度)</text:p>
            </chart:title>
            <chart:categories table:cell-range-address="Sheet5.R2:Sheet5.R12"/>
          </chart:axis>
          <chart:axis chart:dimension="y" chart:name="primary-y" chart:style-name="ch7">
            <chart:title svg:x="0.451cm" svg:y="4.964cm" chart:style-name="ch8">
              <text:p>頻度</text:p>
            </chart:title>
            <chart:grid chart:style-name="ch9" chart:class="major"/>
          </chart:axis>
          <chart:series chart:style-name="ch10" chart:values-cell-range-address="Sheet5.S2:Sheet5.S12" chart:label-cell-address="Sheet5.S1:Sheet5.S1" chart:class="chart:bar">
            <chart:data-point chart:repeated="11"/>
          </chart:series>
          <chart:series chart:style-name="ch11" chart:values-cell-range-address="Sheet5.T2:Sheet5.T12" chart:label-cell-address="Sheet5.T1:Sheet5.T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0番目のブロックを削除</text:p>
                <draw:g>
                  <svg:desc>Sheet5.S1:Sheet5.S1</svg:desc>
                </draw:g>
              </table:table-cell>
              <table:table-cell office:value-type="string">
                <text:p>ブロック修正なし</text:p>
                <draw:g>
                  <svg:desc>Sheet5.T1:Sheet5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5.R2:Sheet5.R12</svg:desc>
                </draw:g>
              </table:table-cell>
              <table:table-cell office:value-type="float" office:value="0">
                <text:p>0</text:p>
                <draw:g>
                  <svg:desc>Sheet5.S2:Sheet5.S12</svg:desc>
                </draw:g>
              </table:table-cell>
              <table:table-cell office:value-type="float" office:value="0">
                <text:p>0</text:p>
                <draw:g>
                  <svg:desc>Sheet5.T2:Sheet5.T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98cm" svg:y="0.316cm" chart:style-name="ch2">
          <text:p>6列目</text:p>
        </chart:title>
        <chart:legend chart:legend-position="end" svg:x="10.568cm" svg:y="3.846cm" style:legend-expansion="high" chart:style-name="ch3"/>
        <chart:plot-area chart:style-name="ch4" table:cell-range-address="Sheet2.AB1:Sheet2.AD12" chart:data-source-has-labels="both" svg:x="0.32cm" svg:y="1.433cm" svg:width="9.928cm" svg:height="7.387cm">
          <chartooo:coordinate-region svg:x="1.24cm" svg:y="1.433cm" svg:width="9.008cm" svg:height="5.46cm"/>
          <chart:axis chart:dimension="x" chart:name="primary-x" chart:style-name="ch5" chartooo:axis-type="auto">
            <chartooo:date-scale/>
            <chart:categories table:cell-range-address="Sheet2.AB2:Sheet2.A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AC2:Sheet2.AC12" chart:label-cell-address="Sheet2.AC1:Sheet2.AC1" chart:class="chart:bar">
            <chart:data-point chart:repeated="11"/>
          </chart:series>
          <chart:series chart:style-name="ch9" chart:values-cell-range-address="Sheet2.AD2:Sheet2.AD12" chart:label-cell-address="Sheet2.AD1:Sheet2.A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3番目の収納棚を削除</text:p>
                <draw:g>
                  <svg:desc>Sheet2.AC1:Sheet2.AC1</svg:desc>
                </draw:g>
              </table:table-cell>
              <table:table-cell office:value-type="string">
                <text:p>収納棚修正なし</text:p>
                <draw:g>
                  <svg:desc>Sheet2.AD1:Sheet2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2.AB2:Sheet2.AB12</svg:desc>
                </draw:g>
              </table:table-cell>
              <table:table-cell office:value-type="float" office:value="0">
                <text:p>0</text:p>
                <draw:g>
                  <svg:desc>Sheet2.AC2:Sheet2.AC12</svg:desc>
                </draw:g>
              </table:table-cell>
              <table:table-cell office:value-type="float" office:value="0">
                <text:p>0</text:p>
                <draw:g>
                  <svg:desc>Sheet2.AD2:Sheet2.AD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8.987cm" xlink:href=".." xlink:type="simple" chart:class="chart:bar" chart:style-name="ch1">
        <chart:legend chart:legend-position="end" svg:x="10.582cm" svg:y="3.839cm" style:legend-expansion="high" chart:style-name="ch2"/>
        <chart:plot-area chart:style-name="ch3" table:cell-range-address="Sheet2.AL1:Sheet2.AN12" chart:data-source-has-labels="both" svg:x="0.32cm" svg:y="0.179cm" svg:width="9.942cm" svg:height="8.629cm">
          <chartooo:coordinate-region svg:x="1.239cm" svg:y="0.179cm" svg:width="9.023cm" svg:height="6.702cm"/>
          <chart:axis chart:dimension="x" chart:name="primary-x" chart:style-name="ch4" chartooo:axis-type="auto">
            <chartooo:date-scale/>
            <chart:categories table:cell-range-address="Sheet2.AL2:Sheet2.AL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M2:Sheet2.AM12" chart:label-cell-address="Sheet2.AM1:Sheet2.AM1" chart:class="chart:bar">
            <chart:data-point chart:repeated="11"/>
          </chart:series>
          <chart:series chart:style-name="ch8" chart:values-cell-range-address="Sheet2.AN2:Sheet2.AN12" chart:label-cell-address="Sheet2.AN1:Sheet2.AN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2番目の収納棚を削除</text:p>
                <draw:g>
                  <svg:desc>Sheet2.AM1:Sheet2.AM1</svg:desc>
                </draw:g>
              </table:table-cell>
              <table:table-cell office:value-type="string">
                <text:p>収納棚修正なし</text:p>
                <draw:g>
                  <svg:desc>Sheet2.AN1:Sheet2.A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2.AL2:Sheet2.AL12</svg:desc>
                </draw:g>
              </table:table-cell>
              <table:table-cell office:value-type="float" office:value="0">
                <text:p>0</text:p>
                <draw:g>
                  <svg:desc>Sheet2.AM2:Sheet2.AM12</svg:desc>
                </draw:g>
              </table:table-cell>
              <table:table-cell office:value-type="float" office:value="0">
                <text:p>0</text:p>
                <draw:g>
                  <svg:desc>Sheet2.AN2:Sheet2.AN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